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rial Unicode MS" svg:font-family="'Arial Unicode MS', Arial" style:font-family-generic="roman" style:font-pitch="variable"/>
    <style:font-face style:name="Arial" svg:font-family="Arial, 'Times New Roman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Helvetica" svg:font-family="Helvetica" style:font-family-generic="roman" style:font-pitch="variable"/>
    <style:font-face style:name="Liberation Mono1" svg:font-family="'Liberation Mono'" style:font-family-generic="roman" style:font-pitch="variable"/>
    <style:font-face style:name="Symbol" svg:font-family="Symbol, Terminal" style:font-family-generic="roman" style:font-pitch="variable"/>
    <style:font-face style:name="Tahoma" svg:font-family="Tahoma" style:font-family-generic="roman" style:font-pitch="variable"/>
    <style:font-face style:name="Times" svg:font-family="Times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, 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Liberation Sans" svg:font-family="'Liberation Sans'" style:font-family-generic="swiss" style:font-pitch="variable"/>
    <style:font-face style:name="Arial Unicode MS1" svg:font-family="'Arial Unicode MS', Arial" style:font-family-generic="system" style:font-pitch="variable"/>
    <style:font-face style:name="Arial1" svg:font-family="Arial, 'Times New Roman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Helvetica1" svg:font-family="Helvetica" style:font-family-generic="system" style:font-pitch="variable"/>
    <style:font-face style:name="Liberation Mono2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Symbols" svg:font-family="'Noto Sans Symbols'" style:font-family-generic="system" style:font-pitch="variable"/>
    <style:font-face style:name="Symbol1" svg:font-family="Symbol, Terminal" style:font-family-generic="system" style:font-pitch="variable"/>
    <style:font-face style:name="Tahoma1" svg:font-family="Tahoma" style:font-family-generic="system" style:font-pitch="variable"/>
    <style:font-face style:name="Times1" svg:font-family="Times" style:font-family-generic="system" style:font-pitch="variable"/>
    <style:font-face style:name="Times New Roman3" svg:font-family="'Times New Roman'" style:font-family-generic="system" style:font-pitch="variable"/>
    <style:font-face style:name="Times New Roman2" svg:font-family="'Times New Roman', 'Times New Roman'" style:font-family-generic="system" style:font-pitch="variable"/>
    <style:font-face style:name="Verdana1" svg:font-family="Verdana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1" style:family="table">
      <style:table-properties style:width="6.8431in" fo:margin-left="-0.075in" fo:margin-top="0in" fo:margin-bottom="0in" table:align="left" style:writing-mode="lr-tb"/>
    </style:style>
    <style:style style:name="Table1.A" style:family="table-column">
      <style:table-column-properties style:column-width="3.0188in"/>
    </style:style>
    <style:style style:name="Table1.B" style:family="table-column">
      <style:table-column-properties style:column-width="1.8118in"/>
    </style:style>
    <style:style style:name="Table1.C" style:family="table-column">
      <style:table-column-properties style:column-width="2.0125in"/>
    </style:style>
    <style:style style:name="Table1.1" style:family="table-row">
      <style:table-row-properties style:min-row-height="0.4167in" fo:keep-together="auto"/>
    </style:style>
    <style:style style:name="Table1.A1" style:family="table-cell">
      <style:table-cell-properties style:vertical-align="bottom" fo:background-color="transparent" fo:padding-left="0.075in" fo:padding-right="0.075in" fo:padding-top="0in" fo:padding-bottom="0in" fo:border="none">
        <style:background-image/>
      </style:table-cell-properties>
    </style:style>
    <style:style style:name="Table1.B1" style:family="table-cell">
      <style:table-cell-properties style:vertical-align="bottom" fo:background-color="transparent" fo:padding-left="0.075in" fo:padding-right="0.075in" fo:padding-top="0in" fo:padding-bottom="0in" fo:border-left="none" fo:border-right="none" fo:border-top="none" fo:border-bottom="0.5pt solid #000000">
        <style:background-image/>
      </style:table-cell-properties>
    </style:style>
    <style:style style:name="Table1.B2" style:family="table-cell">
      <style:table-cell-properties style:vertical-align="bottom" fo:background-color="transparent" fo:padding-left="0.075in" fo:padding-right="0.075in" fo:padding-top="0in" fo:padding-bottom="0in" fo:border-left="none" fo:border-right="none" fo:border-top="0.5pt solid #000000" fo:border-bottom="0.5pt solid #000000">
        <style:background-image/>
      </style:table-cell-properties>
    </style:style>
    <style:style style:name="Table2" style:family="table">
      <style:table-properties style:width="6.0972in" fo:margin-left="-0.0208in" fo:margin-top="0in" fo:margin-bottom="0in" table:align="left" style:writing-mode="lr-tb"/>
    </style:style>
    <style:style style:name="Table2.A" style:family="table-column">
      <style:table-column-properties style:column-width="1.325in"/>
    </style:style>
    <style:style style:name="Table2.C" style:family="table-column">
      <style:table-column-properties style:column-width="3.4472in"/>
    </style:style>
    <style:style style:name="Table2.1" style:family="table-row">
      <style:table-row-properties style:min-row-height="0.3708in" fo:keep-together="auto"/>
    </style:style>
    <style:style style:name="Table2.A1" style:family="table-cell">
      <style:table-cell-properties fo:background-color="transparent" fo:padding-left="0.075in" fo:padding-right="0.075in" fo:padding-top="0in" fo:padding-bottom="0in" fo:border-left="0.5pt solid #000000" fo:border-right="none" fo:border-top="0.5pt solid #000000" fo:border-bottom="0.5pt solid #000000">
        <style:background-image/>
      </style:table-cell-properties>
    </style:style>
    <style:style style:name="Table2.B1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2" style:family="table-row">
      <style:table-row-properties fo:keep-together="auto"/>
    </style:style>
    <style:style style:name="Table2.3" style:family="table-row">
      <style:table-row-properties fo:keep-together="auto"/>
    </style:style>
    <style:style style:name="Table2.A3" style:family="table-cell">
      <style:table-cell-properties fo:background-color="transparent" fo:padding-left="0.075in" fo:padding-right="0.075in" fo:padding-top="0in" fo:padding-bottom="0in" fo:border-left="0.5pt solid #000000" fo:border-right="none" fo:border-top="none" fo:border-bottom="0.5pt solid #000000">
        <style:background-image/>
      </style:table-cell-properties>
    </style:style>
    <style:style style:name="Table2.B3" style:family="table-cell">
      <style:table-cell-properties fo:background-color="transparent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2.4" style:family="table-row">
      <style:table-row-properties fo:keep-together="auto"/>
    </style:style>
    <style:style style:name="Table2.5" style:family="table-row">
      <style:table-row-properties fo:keep-together="auto"/>
    </style:style>
    <style:style style:name="Table2.6" style:family="table-row">
      <style:table-row-properties style:min-row-height="0.2514in" fo:keep-together="auto"/>
    </style:style>
    <style:style style:name="P1" style:family="paragraph" style:parent-style-name="Standard">
      <loext:graphic-properties draw:fill="none" draw:fill-color="#ffffff"/>
      <style:paragraph-properties fo:margin-left="0in" fo:margin-right="0in" fo:margin-top="0in" fo:margin-bottom="0in" loext:contextual-spacing="false" fo:line-height="100%" fo:text-align="end" style:justify-single-word="false" fo:keep-together="auto" fo:orphans="2" fo:widows="2" fo:text-indent="0in" style:auto-text-indent="false" fo:background-color="transparent" fo:padding="0in" fo:border="none" fo:keep-with-next="auto">
        <style:tab-stops>
          <style:tab-stop style:position="3.248in" style:type="center"/>
          <style:tab-stop style:position="6.4965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imes" fo:font-size="12pt" fo:font-style="normal" style:text-underline-style="none" fo:font-weight="normal" fo:background-color="transparent" style:font-name-asian="Times1" style:font-size-asian="12pt" style:font-style-asian="normal" style:font-weight-asian="normal" style:font-name-complex="Times1" style:font-size-complex="12pt"/>
    </style:style>
    <style:style style:name="P2" style:family="paragraph" style:parent-style-name="Standard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ackground-color="transparent" fo:padding="0in" fo:border="none" fo:keep-with-next="auto">
        <style:tab-stops>
          <style:tab-stop style:position="3.248in" style:type="center"/>
          <style:tab-stop style:position="6.4965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imes" fo:font-size="12pt" fo:font-style="normal" style:text-underline-style="none" fo:font-weight="normal" fo:background-color="transparent" style:font-name-asian="Times1" style:font-size-asian="12pt" style:font-style-asian="normal" style:font-weight-asian="normal" style:font-name-complex="Times1" style:font-size-complex="12pt"/>
    </style:style>
    <style:style style:name="P3" style:family="paragraph" style:parent-style-name="Standard">
      <loext:graphic-properties draw:fill="none" draw:fill-color="#ffffff"/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background-color="transparent" fo:padding="0in" fo:border="none" fo:keep-with-next="auto">
        <style:tab-stops>
          <style:tab-stop style:position="6.6937in" style:type="right"/>
        </style:tab-stops>
      </style:paragraph-properties>
    </style:style>
    <style:style style:name="P4" style:family="paragraph" style:parent-style-name="Standard">
      <loext:graphic-properties draw:fill="none" draw:fill-color="#ffffff"/>
      <style:paragraph-properties fo:margin-left="0in" fo:margin-right="0in" fo:margin-top="0in" fo:margin-bottom="0in" loext:contextual-spacing="false" fo:line-height="150%" fo:text-align="center" style:justify-single-word="false" fo:keep-together="auto" fo:orphans="2" fo:widows="2" fo:text-indent="0in" style:auto-text-indent="false" fo:background-color="transparent" fo:padding="0in" fo:border="none" fo:keep-with-next="auto">
        <style:tab-stops>
          <style:tab-stop style:position="0.4925in"/>
        </style:tab-stops>
      </style:paragraph-properties>
      <style:text-properties fo:font-variant="small-caps" fo:color="#000000" style:text-line-through-style="none" style:text-line-through-type="none" style:text-position="0% 100%" style:font-name="Times New Roman1" fo:font-size="14pt" fo:font-style="normal" style:text-underline-style="none" fo:font-weight="bold" fo:background-color="transparent" style:font-name-asian="Times New Roman3" style:font-size-asian="14pt" style:font-style-asian="normal" style:font-weight-asian="bold" style:font-name-complex="Times New Roman3" style:font-size-complex="14pt"/>
    </style:style>
    <style:style style:name="P5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in" style:auto-text-indent="false" fo:background-color="transparent" style:writing-mode="lr-tb"/>
      <style:text-properties style:font-name="Times New Roman1" fo:font-size="14pt" fo:font-weight="normal" officeooo:rsid="00230628" officeooo:paragraph-rsid="00230628" style:font-name-asian="Times New Roman3" style:font-size-asian="14pt" style:font-weight-asian="normal" style:font-name-complex="Times New Roman3" style:font-size-complex="14pt" style:language-complex="ar" style:country-complex="SA" style:font-weight-complex="normal"/>
    </style:style>
    <style:style style:name="P6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style:font-name="Times New Roman1" fo:font-size="14pt" fo:font-style="italic" fo:font-weight="bold" officeooo:paragraph-rsid="000a4c75" style:font-name-asian="Times New Roman3" style:font-size-asian="14pt" style:font-style-asian="italic" style:font-weight-asian="bold" style:font-name-complex="Times New Roman3" style:font-size-complex="14pt"/>
    </style:style>
    <style:style style:name="P7" style:family="paragraph" style:parent-style-name="Standard">
      <style:paragraph-properties fo:margin-left="0in" fo:margin-right="0in" fo:line-height="150%" fo:text-align="center" style:justify-single-word="false" fo:orphans="0" fo:widows="0" fo:text-indent="0in" style:auto-text-indent="false"/>
      <style:text-properties fo:font-size="14pt" fo:font-weight="bold" officeooo:paragraph-rsid="0018a4d2" style:font-size-asian="14pt" style:font-weight-asian="bold" style:font-size-complex="14pt"/>
    </style:style>
    <style:style style:name="P8" style:family="paragraph" style:parent-style-name="Standard">
      <style:paragraph-properties fo:margin-left="0in" fo:margin-right="0in" fo:line-height="150%" fo:orphans="0" fo:widows="0" fo:text-indent="0in" style:auto-text-indent="false"/>
      <style:text-properties fo:font-size="14pt" fo:font-weight="bold" officeooo:paragraph-rsid="0018a4d2" style:font-size-asian="14pt" style:font-weight-asian="bold" style:font-size-complex="14pt"/>
    </style:style>
    <style:style style:name="P9" style:family="paragraph" style:parent-style-name="Standard">
      <style:paragraph-properties fo:line-height="150%" fo:text-align="center" style:justify-single-word="false"/>
    </style:style>
    <style:style style:name="P10" style:family="paragraph" style:parent-style-name="Standard">
      <style:paragraph-properties fo:line-height="150%" fo:text-align="center" style:justify-single-word="false"/>
      <style:text-properties fo:font-variant="small-caps" style:font-name="Times New Roman1" fo:font-size="14pt" fo:font-weight="bold" style:font-name-asian="Times New Roman3" style:font-size-asian="14pt" style:font-weight-asian="bold" style:font-name-complex="Times New Roman3" style:font-size-complex="14pt"/>
    </style:style>
    <style:style style:name="P11" style:family="paragraph" style:parent-style-name="Standard">
      <style:text-properties style:font-name="Times New Roman1" fo:font-size="14pt" style:font-name-asian="Times New Roman3" style:font-size-asian="14pt" style:font-name-complex="Times New Roman3" style:font-size-complex="14pt"/>
    </style:style>
    <style:style style:name="P12" style:family="paragraph" style:parent-style-name="Standard">
      <style:paragraph-properties fo:line-height="150%"/>
      <style:text-properties style:font-name="Times New Roman1" fo:font-size="14pt" style:font-name-asian="Times New Roman3" style:font-size-asian="14pt" style:font-name-complex="Times New Roman3" style:font-size-complex="14pt"/>
    </style:style>
    <style:style style:name="P13" style:family="paragraph" style:parent-style-name="Standard">
      <style:paragraph-properties fo:line-height="150%" fo:text-align="center" style:justify-single-word="false"/>
      <style:text-properties style:font-name="Times New Roman1" fo:font-size="14pt" style:font-name-asian="Times New Roman3" style:font-size-asian="14pt" style:font-name-complex="Times New Roman3" style:font-size-complex="14pt"/>
    </style:style>
    <style:style style:name="P14" style:family="paragraph" style:parent-style-name="Standard">
      <style:paragraph-properties fo:text-align="center" style:justify-single-word="false"/>
      <style:text-properties style:font-name="Times New Roman1" fo:font-size="14pt" officeooo:rsid="000a4c75" officeooo:paragraph-rsid="000a4c75" style:font-name-asian="Times New Roman3" style:font-size-asian="14pt" style:font-name-complex="Times New Roman3" style:font-size-complex="14pt"/>
    </style:style>
    <style:style style:name="P15" style:family="paragraph" style:parent-style-name="Standard">
      <style:paragraph-properties fo:line-height="150%" fo:text-align="center" style:justify-single-word="false"/>
      <style:text-properties style:font-name="Times New Roman1" fo:font-size="14pt" fo:font-weight="bold" style:font-name-asian="Times New Roman3" style:font-size-asian="14pt" style:font-weight-asian="bold" style:font-name-complex="Times New Roman3" style:font-size-complex="14pt"/>
    </style:style>
    <style:style style:name="P16" style:family="paragraph" style:parent-style-name="Standard">
      <style:paragraph-properties fo:line-height="150%" fo:text-align="justify" style:justify-single-word="false"/>
      <style:text-properties style:font-name="Times New Roman1" fo:font-size="14pt" fo:font-weight="bold" officeooo:paragraph-rsid="00156a2a" style:font-name-asian="Times New Roman3" style:font-size-asian="14pt" style:font-weight-asian="bold" style:font-name-complex="Times New Roman3" style:font-size-complex="14pt"/>
    </style:style>
    <style:style style:name="P17" style:family="paragraph" style:parent-style-name="Standard">
      <style:paragraph-properties fo:line-height="150%" fo:text-align="center" style:justify-single-word="false"/>
      <style:text-properties fo:font-size="14pt" fo:font-weight="bold" officeooo:paragraph-rsid="000a4c75" style:font-size-asian="14pt" style:font-weight-asian="bold" style:font-size-complex="14pt"/>
    </style:style>
    <style:style style:name="P18" style:family="paragraph" style:parent-style-name="Standard">
      <style:text-properties fo:font-size="14pt" fo:language="en" fo:country="US" officeooo:rsid="001e0f36" officeooo:paragraph-rsid="000a4c75" style:font-name-asian="Calibri1" style:font-size-asian="14pt" style:language-asian="en" style:country-asian="US" style:font-size-complex="14pt"/>
    </style:style>
    <style:style style:name="P19" style:family="paragraph" style:parent-style-name="Standard">
      <style:text-properties fo:font-size="14pt" fo:language="en" fo:country="US" officeooo:rsid="001e0f36" officeooo:paragraph-rsid="0023f5f7" style:font-name-asian="Calibri1" style:font-size-asian="14pt" style:language-asian="en" style:country-asian="US" style:font-size-complex="14pt"/>
    </style:style>
    <style:style style:name="P20" style:family="paragraph" style:parent-style-name="Standard">
      <style:text-properties fo:font-size="14pt" fo:language="en" fo:country="US" officeooo:rsid="0023f5f7" officeooo:paragraph-rsid="0023f5f7" style:font-name-asian="Calibri1" style:font-size-asian="14pt" style:language-asian="en" style:country-asian="US" style:font-size-complex="14pt"/>
    </style:style>
    <style:style style:name="P21" style:family="paragraph" style:parent-style-name="Standard">
      <style:paragraph-properties fo:text-align="center" style:justify-single-word="false"/>
      <style:text-properties officeooo:paragraph-rsid="000a4c75" style:font-name-asian="Calibri1" style:language-asian="en" style:country-asian="US" style:font-size-complex="11pt"/>
    </style:style>
    <style:style style:name="P22" style:family="paragraph" style:parent-style-name="Standard">
      <style:paragraph-properties fo:text-align="center" style:justify-single-word="false"/>
      <style:text-properties officeooo:rsid="0028ad37" officeooo:paragraph-rsid="0028ad37" style:font-name-asian="Calibri1" style:language-asian="en" style:country-asian="US" style:font-size-complex="11pt"/>
    </style:style>
    <style:style style:name="P23" style:family="paragraph" style:parent-style-name="Standard">
      <style:paragraph-properties fo:text-align="center" style:justify-single-word="false"/>
      <style:text-properties officeooo:paragraph-rsid="000a4c75"/>
    </style:style>
    <style:style style:name="P24" style:family="paragraph" style:parent-style-name="Standard">
      <style:text-properties fo:color="#000000" fo:font-size="14pt" fo:language="en" fo:country="US" officeooo:rsid="0028ad37" officeooo:paragraph-rsid="0028ad37" style:font-name-asian="Calibri1" style:font-size-asian="14pt" style:language-asian="en" style:country-asian="US" style:font-size-complex="11pt" style:font-weight-complex="bold"/>
    </style:style>
    <style:style style:name="P25" style:family="paragraph" style:parent-style-name="Standard">
      <style:text-properties fo:color="#000000" fo:font-size="14pt" fo:language="en" fo:country="US" officeooo:rsid="002ca93a" officeooo:paragraph-rsid="002ca93a" style:font-name-asian="Calibri1" style:font-size-asian="14pt" style:language-asian="en" style:country-asian="US" style:font-size-complex="11pt" style:font-weight-complex="bold"/>
    </style:style>
    <style:style style:name="P26" style:family="paragraph" style:parent-style-name="Standard">
      <style:text-properties fo:color="#000000" fo:font-size="14pt" fo:language="en" fo:country="US" officeooo:rsid="002cc4ec" officeooo:paragraph-rsid="002cc4ec" style:font-name-asian="Calibri1" style:font-size-asian="14pt" style:language-asian="en" style:country-asian="US" style:font-size-complex="11pt" style:font-weight-complex="bold"/>
    </style:style>
    <style:style style:name="P27" style:family="paragraph" style:parent-style-name="Standard">
      <style:text-properties fo:color="#000000" fo:font-size="14pt" fo:language="en" fo:country="US" officeooo:rsid="002cc4ec" officeooo:paragraph-rsid="002cc4ec" style:font-name-asian="Calibri1" style:font-size-asian="14pt" style:language-asian="en" style:country-asian="US" style:font-size-complex="14pt" style:font-weight-complex="bold"/>
    </style:style>
    <style:style style:name="P28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style:font-name="Times New Roman1" fo:font-size="14pt" fo:font-weight="bold" style:font-name-asian="Times New Roman3" style:font-size-asian="14pt" style:font-weight-asian="bold" style:font-name-complex="Times New Roman3" style:font-size-complex="14pt"/>
    </style:style>
    <style:style style:name="P29" style:family="paragraph" style:parent-style-name="Standard">
      <style:paragraph-properties fo:margin-left="0in" fo:margin-right="0in" fo:line-height="150%" fo:orphans="0" fo:widows="0" fo:text-indent="0.4925in" style:auto-text-indent="false"/>
      <style:text-properties style:font-name="Times New Roman1" fo:font-size="14pt" fo:font-weight="bold" officeooo:paragraph-rsid="0010ccec" style:font-name-asian="Times New Roman3" style:font-size-asian="14pt" style:font-weight-asian="bold" style:font-name-complex="Times New Roman3" style:font-size-complex="14pt"/>
    </style:style>
    <style:style style:name="P30" style:family="paragraph" style:parent-style-name="Standard">
      <style:paragraph-properties fo:margin-left="0in" fo:margin-right="0in" fo:line-height="150%" fo:text-indent="0.4925in" style:auto-text-indent="false"/>
      <style:text-properties officeooo:paragraph-rsid="00281e08"/>
    </style:style>
    <style:style style:name="P31" style:family="paragraph" style:parent-style-name="Standard">
      <style:paragraph-properties fo:margin-left="0in" fo:margin-right="0in" fo:line-height="150%" fo:orphans="0" fo:widows="0" fo:text-indent="0.4925in" style:auto-text-indent="false"/>
      <style:text-properties officeooo:paragraph-rsid="0018a4d2"/>
    </style:style>
    <style:style style:name="P32" style:family="paragraph" style:parent-style-name="Standard">
      <style:paragraph-properties fo:margin-left="0in" fo:margin-right="0in" fo:line-height="150%" fo:text-indent="0.4925in" style:auto-text-indent="false"/>
      <style:text-properties fo:color="#000000" fo:font-size="14pt" fo:language="ru" fo:country="RU" fo:font-weight="normal" officeooo:paragraph-rsid="00281e08" style:font-name-asian="Times New Roman1" style:font-size-asian="14pt" style:language-asian="zh" style:country-asian="CN" style:font-weight-asian="normal" style:font-name-complex="Times New Roman1" style:font-size-complex="14pt" style:language-complex="ar" style:country-complex="SA" style:font-weight-complex="normal"/>
    </style:style>
    <style:style style:name="P33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4925in" style:auto-text-indent="false" fo:background-color="transparent" style:writing-mode="lr-tb"/>
      <style:text-properties fo:color="#000000" style:font-name="Times New Roman1" fo:font-size="14pt" fo:language="ru" fo:country="RU" fo:font-weight="normal" officeooo:rsid="00230628" officeooo:paragraph-rsid="00281e08" style:font-name-asian="Times New Roman1" style:font-size-asian="14pt" style:language-asian="zh" style:country-asian="CN" style:font-weight-asian="normal" style:font-name-complex="Times New Roman1" style:font-size-complex="14pt" style:language-complex="ar" style:country-complex="SA" style:font-weight-complex="normal"/>
    </style:style>
    <style:style style:name="P34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4925in" style:auto-text-indent="false" fo:background-color="transparent" style:writing-mode="lr-tb"/>
      <style:text-properties style:font-name="Times New Roman1" fo:font-size="14pt" fo:font-weight="bold" officeooo:paragraph-rsid="00281e08" style:font-name-asian="Times New Roman3" style:font-size-asian="14pt" style:font-weight-asian="bold" style:font-name-complex="Times New Roman3" style:font-size-complex="14pt"/>
    </style:style>
    <style:style style:name="P35" style:family="paragraph" style:parent-style-name="Standard">
      <style:paragraph-properties fo:margin-left="0in" fo:margin-right="0in" fo:line-height="150%" fo:text-align="justify" style:justify-single-word="false" fo:text-indent="0.5909in" style:auto-text-indent="false"/>
      <style:text-properties style:font-name="Times New Roman1" fo:font-size="14pt" fo:font-style="italic" fo:font-weight="bold" style:font-name-asian="Times New Roman3" style:font-size-asian="14pt" style:font-style-asian="italic" style:font-weight-asian="bold" style:font-name-complex="Times New Roman3" style:font-size-complex="14pt"/>
    </style:style>
    <style:style style:name="P36" style:family="paragraph" style:parent-style-name="Standard" style:master-page-name="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5in" style:auto-text-indent="false" style:page-number="auto" fo:background-color="transparent" style:writing-mode="lr-tb"/>
      <style:text-properties style:font-name="Times New Roman1" fo:font-size="14pt" fo:font-weight="bold" style:font-name-asian="Times New Roman3" style:font-size-asian="14pt" style:font-weight-asian="bold" style:font-name-complex="Times New Roman3" style:font-size-complex="14pt"/>
    </style:style>
    <style:style style:name="P37" style:family="paragraph" style:parent-style-name="Standard" style:master-page-name="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5in" style:auto-text-indent="false" style:page-number="auto" fo:background-color="transparent" style:writing-mode="lr-tb"/>
      <style:text-properties style:font-name="Times New Roman1" fo:font-size="14pt" fo:font-weight="bold" officeooo:rsid="000a4c75" officeooo:paragraph-rsid="000a4c75" style:font-name-asian="Times New Roman3" style:font-size-asian="14pt" style:font-weight-asian="bold" style:font-name-complex="Times New Roman3" style:font-size-complex="14pt"/>
    </style:style>
    <style:style style:name="P38" style:family="paragraph" style:parent-style-name="Standard" style:master-page-name="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5in" style:auto-text-indent="false" style:page-number="auto" fo:background-color="transparent" style:writing-mode="lr-tb"/>
      <style:text-properties style:font-name="Times New Roman1" fo:font-size="14pt" officeooo:rsid="0023f5f7" officeooo:paragraph-rsid="0023f5f7" style:font-name-asian="Times New Roman3" style:font-size-asian="14pt" style:font-name-complex="Times New Roman3" style:font-size-complex="14pt"/>
    </style:style>
    <style:style style:name="P39" style:family="paragraph" style:parent-style-name="Standard" style:master-page-name="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5in" style:auto-text-indent="false" style:page-number="auto" fo:background-color="transparent" style:writing-mode="lr-tb"/>
      <style:text-properties style:font-name="Times New Roman1" fo:font-size="14pt" fo:font-weight="normal" officeooo:rsid="0018a4d2" officeooo:paragraph-rsid="0018a4d2" style:font-name-asian="Times New Roman3" style:font-size-asian="14pt" style:font-weight-asian="normal" style:font-name-complex="Times New Roman3" style:font-size-complex="14pt" style:language-complex="ar" style:country-complex="SA" style:font-weight-complex="normal"/>
    </style:style>
    <style:style style:name="P40" style:family="paragraph" style:parent-style-name="Standard" style:master-page-name="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5in" style:auto-text-indent="false" style:page-number="auto" fo:background-color="transparent" style:writing-mode="lr-tb"/>
      <style:text-properties officeooo:paragraph-rsid="00230628"/>
    </style:style>
    <style:style style:name="P41" style:family="paragraph" style:parent-style-name="Standard" style:master-page-name="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5in" style:auto-text-indent="false" style:page-number="auto" fo:break-before="page" fo:background-color="transparent" style:writing-mode="lr-tb"/>
      <style:text-properties style:font-name="Times New Roman1" fo:font-size="14pt" fo:font-weight="bold" officeooo:paragraph-rsid="000a4c75" style:font-name-asian="Times New Roman3" style:font-size-asian="14pt" style:font-weight-asian="bold" style:font-name-complex="Times New Roman3" style:font-size-complex="14pt"/>
    </style:style>
    <style:style style:name="P42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5in" style:auto-text-indent="false" fo:background-color="transparent" style:writing-mode="lr-tb"/>
      <style:text-properties style:font-name="Times New Roman1" fo:font-size="14pt" officeooo:rsid="001e5f2e" officeooo:paragraph-rsid="001e5f2e" style:font-name-asian="Times New Roman3" style:font-size-asian="14pt" style:font-name-complex="Times New Roman3" style:font-size-complex="14pt"/>
    </style:style>
    <style:style style:name="P43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5in" style:auto-text-indent="false" fo:background-color="transparent" style:writing-mode="lr-tb"/>
      <style:text-properties style:font-name="Times New Roman1" fo:font-size="14pt" officeooo:rsid="00230628" officeooo:paragraph-rsid="00230628" style:font-name-asian="Times New Roman3" style:font-size-asian="14pt" style:font-name-complex="Times New Roman3" style:font-size-complex="14pt" style:language-complex="ar" style:country-complex="SA"/>
    </style:style>
    <style:style style:name="P44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start" style:justify-single-word="false" fo:orphans="2" fo:widows="2" fo:text-indent="0.5in" style:auto-text-indent="false" fo:background-color="transparent" style:writing-mode="lr-tb"/>
      <style:text-properties style:font-name="Times New Roman1" fo:font-size="14pt" fo:font-weight="bold" officeooo:rsid="0018b863" officeooo:paragraph-rsid="000a4c75" style:font-name-asian="Times New Roman3" style:font-size-asian="14pt" style:font-weight-asian="bold" style:font-name-complex="Times New Roman3" style:font-size-complex="14pt" style:font-weight-complex="bold"/>
    </style:style>
    <style:style style:name="P45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5in" style:auto-text-indent="false" fo:background-color="transparent" style:writing-mode="lr-tb"/>
      <style:text-properties style:font-name="Times New Roman1" fo:font-size="14pt" fo:font-weight="bold" officeooo:rsid="001e5f2e" officeooo:paragraph-rsid="001e5f2e" style:font-name-asian="Times New Roman3" style:font-size-asian="14pt" style:font-weight-asian="bold" style:font-name-complex="Times New Roman3" style:font-size-complex="14pt" style:font-weight-complex="bold"/>
    </style:style>
    <style:style style:name="P46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5in" style:auto-text-indent="false" fo:background-color="transparent" style:writing-mode="lr-tb"/>
      <style:text-properties style:font-name="Times New Roman1" fo:font-size="14pt" fo:font-weight="bold" officeooo:rsid="00230628" officeooo:paragraph-rsid="00230628" style:font-name-asian="Times New Roman3" style:font-size-asian="14pt" style:font-weight-asian="bold" style:font-name-complex="Times New Roman3" style:font-size-complex="14pt" style:font-weight-complex="bold"/>
    </style:style>
    <style:style style:name="P47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5in" style:auto-text-indent="false" fo:background-color="transparent" style:writing-mode="lr-tb"/>
      <style:text-properties style:font-name="Times New Roman1" fo:font-size="14pt" fo:font-weight="bold" officeooo:rsid="0023f5f7" officeooo:paragraph-rsid="0023f5f7" style:font-name-asian="Times New Roman3" style:font-size-asian="14pt" style:font-weight-asian="bold" style:font-name-complex="Times New Roman3" style:font-size-complex="14pt" style:language-complex="ar" style:country-complex="SA" style:font-weight-complex="bold"/>
    </style:style>
    <style:style style:name="P48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5in" style:auto-text-indent="false" fo:background-color="transparent" style:writing-mode="lr-tb"/>
      <style:text-properties style:font-name="Times New Roman1" fo:font-size="14pt" fo:font-weight="normal" officeooo:rsid="0018a4d2" officeooo:paragraph-rsid="0018a4d2" style:font-name-asian="Times New Roman3" style:font-size-asian="14pt" style:font-weight-asian="normal" style:font-name-complex="Times New Roman3" style:font-size-complex="14pt" style:language-complex="ar" style:country-complex="SA" style:font-weight-complex="normal"/>
    </style:style>
    <style:style style:name="P49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5in" style:auto-text-indent="false" fo:background-color="transparent" style:writing-mode="lr-tb"/>
      <style:text-properties style:font-name="Times New Roman1" fo:font-size="14pt" fo:font-weight="normal" officeooo:rsid="00230628" officeooo:paragraph-rsid="00230628" style:font-name-asian="Times New Roman3" style:font-size-asian="14pt" style:font-weight-asian="normal" style:font-name-complex="Times New Roman3" style:font-size-complex="14pt" style:font-weight-complex="normal"/>
    </style:style>
    <style:style style:name="P50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5in" style:auto-text-indent="false" fo:background-color="transparent" style:writing-mode="lr-tb"/>
      <style:text-properties style:font-name="Times New Roman1" fo:font-size="14pt" fo:font-weight="normal" officeooo:rsid="00230628" officeooo:paragraph-rsid="00281e08" style:font-name-asian="Times New Roman3" style:font-size-asian="14pt" style:font-weight-asian="normal" style:font-name-complex="Times New Roman3" style:font-size-complex="14pt" style:font-weight-complex="normal"/>
    </style:style>
    <style:style style:name="P51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start" style:justify-single-word="false" fo:orphans="2" fo:widows="2" fo:text-indent="0.5in" style:auto-text-indent="false" fo:background-color="transparent" style:writing-mode="lr-tb"/>
      <style:text-properties style:font-name="Courier new" fo:font-size="11pt" fo:font-weight="normal" officeooo:rsid="0018b863" officeooo:paragraph-rsid="000a4c75" style:font-name-asian="Times New Roman3" style:font-size-asian="11pt" style:font-weight-asian="normal" style:font-name-complex="Times New Roman3" style:font-size-complex="11pt" style:font-weight-complex="normal"/>
    </style:style>
    <style:style style:name="P52" style:family="paragraph" style:parent-style-name="Standard">
      <style:text-properties fo:color="#000000" fo:font-size="14pt" fo:language="en" fo:country="US" officeooo:rsid="001e0f36" officeooo:paragraph-rsid="002ca93a" style:font-name-asian="Calibri1" style:font-size-asian="14pt" style:language-asian="en" style:country-asian="US" style:font-size-complex="14pt" style:font-weight-complex="bold"/>
    </style:style>
    <style:style style:name="P53" style:family="paragraph" style:parent-style-name="Standard" style:master-page-name="First_20_Page">
      <style:paragraph-properties fo:line-height="150%" fo:text-align="center" style:justify-single-word="false" style:page-number="1"/>
    </style:style>
    <style:style style:name="P54" style:family="paragraph" style:parent-style-name="Standard">
      <style:paragraph-properties fo:margin-left="0in" fo:margin-right="0in" fo:line-height="150%" fo:text-indent="0.4925in" style:auto-text-indent="false"/>
      <style:text-properties fo:color="#000000" fo:font-size="14pt" fo:font-weight="normal" officeooo:paragraph-rsid="00281e08" style:font-size-asian="14pt" style:font-weight-asian="normal" style:font-size-complex="14pt" style:font-weight-complex="normal"/>
    </style:style>
    <style:style style:name="P55" style:family="paragraph" style:parent-style-name="Standard">
      <style:paragraph-properties fo:margin-left="0in" fo:margin-right="0in" fo:line-height="150%" fo:text-indent="0.4925in" style:auto-text-indent="false"/>
      <style:text-properties fo:color="#000000" fo:font-size="14pt" fo:language="ru" fo:country="RU" fo:font-weight="normal" officeooo:paragraph-rsid="00281e08" style:font-name-asian="Times New Roman1" style:font-size-asian="14pt" style:font-weight-asian="normal" style:font-name-complex="Times New Roman1" style:font-size-complex="14pt" style:language-complex="ar" style:country-complex="SA" style:font-weight-complex="normal"/>
    </style:style>
    <style:style style:name="P56" style:family="paragraph" style:parent-style-name="Standard">
      <style:paragraph-properties fo:margin-left="0in" fo:margin-right="0in" fo:line-height="150%" fo:text-indent="0.4925in" style:auto-text-indent="false"/>
      <style:text-properties officeooo:paragraph-rsid="002d1815"/>
    </style:style>
    <style:style style:name="T1" style:family="text">
      <style:text-properties fo:font-variant="normal" fo:text-transform="none" style:font-name="Times New Roman1" fo:font-size="14pt" fo:font-weight="bold" style:font-name-asian="Times New Roman3" style:font-size-asian="14pt" style:font-weight-asian="bold" style:font-name-complex="Times New Roman3" style:font-size-complex="14pt"/>
    </style:style>
    <style:style style:name="T2" style:family="text">
      <style:text-properties fo:font-variant="normal" fo:text-transform="none" style:font-name="Times New Roman1" fo:font-size="14pt" fo:font-weight="normal" officeooo:rsid="0023f5f7" style:font-name-asian="Times New Roman3" style:font-size-asian="14pt" style:font-weight-asian="normal" style:font-name-complex="Times New Roman3" style:font-size-complex="14pt" style:language-complex="ar" style:country-complex="SA"/>
    </style:style>
    <style:style style:name="T3" style:family="text">
      <style:text-properties fo:font-variant="normal" fo:text-transform="none" style:font-name="Times New Roman1" fo:font-size="14pt" fo:font-weight="normal" officeooo:rsid="002ba84c" style:font-name-asian="Times New Roman3" style:font-size-asian="14pt" style:font-weight-asian="normal" style:font-name-complex="Times New Roman3" style:font-size-complex="14pt" style:language-complex="ar" style:country-complex="SA"/>
    </style:style>
    <style:style style:name="T4" style:family="text">
      <style:text-properties style:font-name="Times New Roman1" style:font-name-asian="Times New Roman3" style:font-name-complex="Times New Roman3"/>
    </style:style>
    <style:style style:name="T5" style:family="text">
      <style:text-properties style:font-name="Times New Roman1" fo:font-size="14pt" fo:font-weight="bold" style:font-name-asian="Times New Roman3" style:font-size-asian="14pt" style:font-weight-asian="bold" style:font-name-complex="Times New Roman3" style:font-size-complex="14pt"/>
    </style:style>
    <style:style style:name="T6" style:family="text">
      <style:text-properties style:font-name="Times New Roman1" fo:font-size="14pt" fo:font-weight="bold" officeooo:rsid="00230628" style:font-name-asian="Times New Roman3" style:font-size-asian="14pt" style:font-weight-asian="bold" style:font-name-complex="Times New Roman3" style:font-size-complex="14pt" style:language-complex="ar" style:country-complex="SA"/>
    </style:style>
    <style:style style:name="T7" style:family="text">
      <style:text-properties style:font-name="Times New Roman1" fo:font-size="14pt" fo:font-weight="bold" officeooo:rsid="00230628" style:font-name-asian="Times New Roman3" style:font-size-asian="14pt" style:font-weight-asian="bold" style:font-name-complex="Times New Roman3" style:font-size-complex="14pt"/>
    </style:style>
    <style:style style:name="T8" style:family="text">
      <style:text-properties style:font-name="Times New Roman1" fo:font-size="14pt" style:font-name-asian="Times New Roman3" style:font-size-asian="14pt" style:font-name-complex="Times New Roman3" style:font-size-complex="14pt"/>
    </style:style>
    <style:style style:name="T9" style:family="text">
      <style:text-properties style:font-name="Times New Roman1" fo:font-size="14pt" officeooo:rsid="000a4c75" style:font-name-asian="Times New Roman3" style:font-size-asian="14pt" style:font-name-complex="Times New Roman3" style:font-size-complex="14pt"/>
    </style:style>
    <style:style style:name="T10" style:family="text">
      <style:text-properties style:font-name="Times New Roman1" fo:font-size="14pt" officeooo:rsid="0027e59d" style:font-name-asian="Times New Roman3" style:font-size-asian="14pt" style:font-name-complex="Times New Roman3" style:font-size-complex="14pt" style:language-complex="ar" style:country-complex="SA"/>
    </style:style>
    <style:style style:name="T11" style:family="text">
      <style:text-properties style:font-name="Times New Roman1" fo:font-size="14pt" officeooo:rsid="00230628" style:font-name-asian="Times New Roman3" style:font-size-asian="14pt" style:font-name-complex="Times New Roman3" style:font-size-complex="14pt" style:language-complex="ar" style:country-complex="SA"/>
    </style:style>
    <style:style style:name="T12" style:family="text">
      <style:text-properties style:font-name="Times New Roman1" fo:font-size="14pt" officeooo:rsid="0027e59d" style:font-name-asian="Times New Roman3" style:font-size-asian="14pt" style:font-name-complex="Times New Roman3" style:font-size-complex="14pt"/>
    </style:style>
    <style:style style:name="T13" style:family="text">
      <style:text-properties fo:font-variant="small-caps" style:font-name="Times New Roman1" fo:font-size="14pt" fo:font-weight="bold" style:font-name-asian="Times New Roman3" style:font-size-asian="14pt" style:font-weight-asian="bold" style:font-name-complex="Times New Roman3" style:font-size-complex="14pt"/>
    </style:style>
    <style:style style:name="T14" style:family="text">
      <style:text-properties fo:color="#ff0000" style:font-name="Times New Roman1" fo:font-size="14pt" fo:font-weight="bold" style:font-name-asian="Times New Roman3" style:font-size-asian="14pt" style:font-weight-asian="bold" style:font-name-complex="Times New Roman3" style:font-size-complex="14pt"/>
    </style:style>
    <style:style style:name="T15" style:family="text">
      <style:text-properties fo:color="#000000"/>
    </style:style>
    <style:style style:name="T16" style:family="text">
      <style:text-properties fo:color="#000000" style:font-name="Times New Roman1" fo:font-size="14pt" fo:font-weight="bold" style:font-name-asian="Times New Roman3" style:font-size-asian="14pt" style:font-weight-asian="bold" style:font-name-complex="Times New Roman3" style:font-size-complex="14pt"/>
    </style:style>
    <style:style style:name="T17" style:family="text">
      <style:text-properties fo:color="#000000" fo:font-size="14pt" fo:font-weight="normal" style:font-size-asian="14pt" style:font-weight-asian="normal" style:font-size-complex="14pt" style:font-weight-complex="normal"/>
    </style:style>
    <style:style style:name="T18" style:family="text">
      <style:text-properties fo:color="#000000" fo:font-size="14pt" fo:language="ru" fo:country="RU" fo:font-weight="normal" style:font-name-asian="Times New Roman1" style:font-size-asian="14pt" style:language-asian="zh" style:country-asian="CN" style:font-weight-asian="normal" style:font-name-complex="Times New Roman1" style:font-size-complex="14pt" style:language-complex="ar" style:country-complex="SA" style:font-weight-complex="normal"/>
    </style:style>
    <style:style style:name="T19" style:family="text">
      <style:text-properties fo:color="#000000" fo:font-size="14pt" fo:language="ru" fo:country="RU" fo:font-weight="normal" officeooo:rsid="002d1815" style:font-name-asian="Times New Roman1" style:font-size-asian="14pt" style:language-asian="zh" style:country-asian="CN" style:font-weight-asian="normal" style:font-name-complex="Times New Roman1" style:font-size-complex="14pt" style:language-complex="ar" style:country-complex="SA" style:font-weight-complex="normal"/>
    </style:style>
    <style:style style:name="T20" style:family="text">
      <style:text-properties fo:color="#000000" fo:language="ru" fo:country="RU" style:font-name-asian="Times New Roman1" style:language-asian="zh" style:country-asian="CN" style:font-name-complex="Times New Roman1" style:language-complex="ar" style:country-complex="SA"/>
    </style:style>
    <style:style style:name="T21" style:family="text">
      <style:text-properties fo:color="#000000" fo:language="ru" fo:country="RU" fo:font-weight="normal" officeooo:rsid="0023f5f7" style:font-name-asian="Times New Roman1" style:font-weight-asian="normal" style:font-name-complex="Times New Roman1" style:language-complex="ar" style:country-complex="SA" style:font-weight-complex="normal"/>
    </style:style>
    <style:style style:name="T22" style:family="text">
      <style:text-properties fo:color="#000000" fo:language="ru" fo:country="RU" fo:font-weight="normal" officeooo:rsid="0023f5f7" style:font-name-asian="Times New Roman1" style:language-asian="zh" style:country-asian="CN" style:font-weight-asian="normal" style:font-name-complex="Times New Roman1" style:language-complex="ar" style:country-complex="SA" style:font-weight-complex="normal"/>
    </style:style>
    <style:style style:name="T23" style:family="text">
      <style:text-properties officeooo:rsid="00230628"/>
    </style:style>
    <style:style style:name="T24" style:family="text">
      <style:text-properties officeooo:rsid="00265dd7"/>
    </style:style>
    <style:style style:name="T25" style:family="text">
      <style:text-properties officeooo:rsid="00281e08"/>
    </style:style>
    <style:style style:name="T26" style:family="text">
      <style:text-properties officeooo:rsid="0029e2ba"/>
    </style:style>
    <style:style style:name="T27" style:family="text">
      <style:text-properties officeooo:rsid="002ba84c"/>
    </style:style>
    <style:style style:name="T28" style:family="text">
      <style:text-properties officeooo:rsid="002d181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3"><text:span text:style-name="T4"><text:s text:c="5"/></text:span><text:span text:style-name="T13">МИНОБРНАУКИ РОССИИ</text:span></text:p>
      <text:p text:style-name="P10">САНКТ-ПЕТЕРБУРГСКИЙ ГОСУДАРСТВЕННЫЙ</text:p>
      <text:p text:style-name="P10">ЭЛЕКТРОТЕХНИЧЕСКИЙ УНИВЕРСИТЕТ</text:p>
      <text:p text:style-name="P10">«ЛЭТИ» ИМ. В.И. УЛЬЯНОВА (ЛЕНИНА)</text:p>
      <text:p text:style-name="P15">Кафедра МО ЭВМ</text:p>
      <text:p text:style-name="P10"/>
      <text:p text:style-name="P10"/>
      <text:p text:style-name="P13"/>
      <text:p text:style-name="P13"/>
      <text:p text:style-name="P13"/>
      <text:p text:style-name="P13"/>
      <text:p text:style-name="P13"/>
      <text:p text:style-name="P4">ОТЧЕТ</text:p>
      <text:p text:style-name="P9"><text:span text:style-name="T5">по лабораторной работе</text:span><text:span text:style-name="T14"> </text:span><text:span text:style-name="T5">№</text:span><text:span text:style-name="T7">5</text:span></text:p>
      <text:p text:style-name="P9"><text:span text:style-name="T5">по дисциплине </text:span><text:span text:style-name="T16">«</text:span><text:span text:style-name="T5">Алгоритмы и структуры данных»</text:span></text:p>
      <text:p text:style-name="P9"><text:span text:style-name="T1">Тема: </text:span><text:span text:style-name="T6">БДП и Хеш-таблицы</text:span></text:p>
      <text:p text:style-name="P13"/>
      <text:p text:style-name="P13"/>
      <text:p text:style-name="P13"/>
      <text:p text:style-name="P12"/>
      <text:p text:style-name="P13"/>
      <text:p text:style-name="P13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Standard"><text:span text:style-name="T8">Студент гр. </text:span><text:span text:style-name="T9">9381</text:span></text:p>
          </table:table-cell>
          <table:table-cell table:style-name="Table1.B1" office:value-type="string">
            <text:p text:style-name="P11"/>
          </table:table-cell>
          <table:table-cell table:style-name="Table1.A1" office:value-type="string">
            <text:p text:style-name="P23"><text:span text:style-name="T10">Чухарев</text:span><text:span text:style-name="T9"> </text:span><text:span text:style-name="T12">И</text:span><text:span text:style-name="T9">.</text:span><text:span text:style-name="T12">А</text:span><text:span text:style-name="T9">.</text:span></text:p>
          </table:table-cell>
        </table:table-row>
        <table:table-row table:style-name="Table1.1">
          <table:table-cell table:style-name="Table1.A1" office:value-type="string">
            <text:p text:style-name="P11">Преподаватель</text:p>
          </table:table-cell>
          <table:table-cell table:style-name="Table1.B2" office:value-type="string">
            <text:p text:style-name="P11"/>
          </table:table-cell>
          <table:table-cell table:style-name="Table1.A1" office:value-type="string">
            <text:p text:style-name="P14">Фирсов М.А.</text:p>
          </table:table-cell>
        </table:table-row>
      </table:table>
      <text:p text:style-name="P13"/>
      <text:p text:style-name="P13"/>
      <text:p text:style-name="P13">Санкт-Петербург</text:p>
      <text:p text:style-name="P9"><text:span text:style-name="T8">20</text:span><text:span text:style-name="T9">20</text:span></text:p>
      <text:p text:style-name="P41">Цель работы</text:p>
      <text:p text:style-name="P40"><text:span text:style-name="T11">Познакомиться с хеш-таблицей </text:span><text:span text:style-name="T10">методом открытой адресации</text:span><text:span text:style-name="T11">, представить реализацию на языке программирования C++.</text:span></text:p>
      <text:p text:style-name="P43"/>
      <text:p text:style-name="P36">Постановка задачи</text:p>
      <text:p text:style-name="P37">Вариант <text:span text:style-name="T24">2</text:span><text:span text:style-name="T25">5</text:span>.</text:p>
      <text:p text:style-name="P39">Хеш-таблица: с открытой</text:p>
      <text:p text:style-name="P48">адресацией; действие: 1+2а</text:p>
      <text:p text:style-name="P48">1) По заданной последовательности элементов Elem построить структуру данных определённого типа – БДП или хеш-таблицу;</text:p>
      <text:p text:style-name="P48">2) Выполнить одно из следующих действий:</text:p>
      <text:p text:style-name="P48">а) Для построенной структуры данных проверить, входит ли в неё элемент е типа Elem, и если входит, то в скольких экземплярах. Добавить элемент е в структуру данных. Предусмотреть возможность повторного выполнения с другим элементом.</text:p>
      <text:p text:style-name="P5"/>
      <text:p text:style-name="P36">Описание алгоритма</text:p>
      <text:p text:style-name="P38">Был <text:span text:style-name="T26">написан </text:span>класс HashTable, <text:span text:style-name="T25">в котором реализована хеш-таблица методом открытой адресации </text:span><text:span text:style-name="T27">двойным хешированием. Для добавления элемента реализован следующий алгоритм: написаны две хеш функции, первая из которых возвращает натуральное число h1, по индексу которого пытаемся добавить элемент. В случае неудачи высчитываем второй хеш-функцией натуральное число h2, которое является шагом, на который мы будем сдвигаться для поиска пустой ячейки.</text:span><text:span text:style-name="T25"> </text:span></text:p>
      <text:p text:style-name="P42"/>
      <text:p text:style-name="P45">Описание <text:span text:style-name="T23">классов:</text:span></text:p>
      <text:p text:style-name="P50">HashTable — шаблонный класс хеш-таблицы. <text:span text:style-name="T15">std::vector &lt; std::</text:span><text:span text:style-name="T20">pair</text:span><text:span text:style-name="T15">&lt;T, bool&gt;* &gt; table - хеш-таблица, int size — текущий уровень заполненности таблицы.</text:span></text:p>
      <text:p text:style-name="P49">Методы класса:</text:p>
      <text:p text:style-name="P54"><text:soft-page-break/><text:tab/>1.void add(const T &amp;key) — добавление элемента в хеш-таблицу. T key — элемент, который необходимо добавить. Высчитываем хеш, при необходимости делаем шаг, пока не найдём пустое место и добавляем элемент.</text:p>
      <text:p text:style-name="P54"><text:tab/>2.int count(const T &amp;key) — поиск элемента в хеш-таблице. T key — элемент, который необходимо посчитать. Аналогично добавлению считаем хеш, пока не наткнёмся на элемент. Добавляем индекс в массив, если нашли элемент.</text:p>
      <text:p text:style-name="P30"><text:span text:style-name="T17"><text:tab/>4.</text:span><text:span text:style-name="T18">bool</text:span><text:span text:style-name="T17"> remove(const T &amp;key) — удаление элемента из хеш-таблицы. T </text:span><text:span text:style-name="T18">key</text:span><text:span text:style-name="T17"> — элемент, который необходимо удалить. Возвращает true, если элемент удалён, иначе — false.</text:span></text:p>
      <text:p text:style-name="P56"><text:span text:style-name="T17">5.void </text:span><text:span text:style-name="T18">reHash</text:span><text:span text:style-name="T17">() — изменение размера таблицы, п</text:span><text:span text:style-name="T18">ри достижении уровня заполненности (</text:span><text:span text:style-name="T19">80</text:span><text:span text:style-name="T18">%). Удваивает объем таблицы, пересчитывает хеш и добавляем элементы.</text:span></text:p>
      <text:p text:style-name="P32">6.int h1Calculate(const T &amp;key, int m) — высчитывание хеш-функции h1 для элементе T key, корректирует размер относительно m — размера таблицы. Возвращает хеш.</text:p>
      <text:p text:style-name="P33">7.int h2Calculate(const T &amp;key, int m) — высчитывание хеш-функции h2 для элемента T key, корректирует размер относительно m — размера таблицы. Возвращает хеш.</text:p>
      <text:p text:style-name="P46"/>
      <text:p text:style-name="P47">Описание функций:</text:p>
      <text:p text:style-name="P55"><text:tab/>1.std::vector&lt;std::string&gt; split(const std::string &amp;str, char delimiter) — разбиение строки str по разделителю delimiter, возвращает вектор строк. </text:p>
      <text:p text:style-name="P34"><text:span text:style-name="T21"><text:tab/>2.std::string getString(std::istream &amp;iStream) — считывает строку из </text:span><text:span text:style-name="T22">iStream</text:span><text:span text:style-name="T21">, после чего возвращает её.</text:span></text:p>
      <text:p text:style-name="P16"/>
      <text:p text:style-name="P16"/>
      <text:p text:style-name="P16"/>
      <text:p text:style-name="P16"/>
      <text:p text:style-name="P16"/>
      <text:p text:style-name="P16"><text:soft-page-break/>Тестирование</text:p>
      <table:table table:name="Table2" table:style-name="Table2">
        <table:table-column table:style-name="Table2.A" table:number-columns-repeated="2"/>
        <table:table-column table:style-name="Table2.C"/>
        <table:table-row table:style-name="Table2.1">
          <table:table-cell table:style-name="Table2.A1" office:value-type="string">
            <text:p text:style-name="P22">Номер</text:p>
          </table:table-cell>
          <table:table-cell table:style-name="Table2.B1" office:value-type="string">
            <text:p text:style-name="P21">Входные данные</text:p>
            <text:p text:style-name="P21"/>
          </table:table-cell>
          <table:table-cell table:style-name="Table2.B1" office:value-type="string">
            <text:p text:style-name="P21">Исходные данные</text:p>
          </table:table-cell>
        </table:table-row>
        <table:table-row table:style-name="Table2.2">
          <table:table-cell table:style-name="Table2.A1" office:value-type="string">
            <text:p text:style-name="P24">1</text:p>
          </table:table-cell>
          <table:table-cell table:style-name="Table2.B1" office:value-type="string">
            <text:p text:style-name="P25">1</text:p>
            <text:p text:style-name="P25">simple test</text:p>
          </table:table-cell>
          <table:table-cell table:style-name="Table2.B1" office:value-type="string">
            <text:p text:style-name="P18">Ваша строка: simple test</text:p>
            <text:p text:style-name="P18">Добавляем элемент simple</text:p>
            <text:p text:style-name="P18">Таблица заполнена более чем на <text:span text:style-name="T28">80</text:span>%, удваиваем размер и пересобираем</text:p>
            <text:p text:style-name="P18">Считаем h1(simple)</text:p>
            <text:p text:style-name="P18">h1(simple) = 0</text:p>
            <text:p text:style-name="P18">Считаем h2(simple)</text:p>
            <text:p text:style-name="P18">h2(simple) = 1</text:p>
            <text:p text:style-name="P18">Хеш-функция на шаге i = 0: (0 + 0 * 1) % 2 = 0</text:p>
            <text:p text:style-name="P18">Элемент успешно добавлен</text:p>
            <text:p text:style-name="P18"/>
            <text:p text:style-name="P18">Добавляем элемент test</text:p>
            <text:p text:style-name="P18">Таблица заполнена более чем на <text:span text:style-name="T28">80</text:span>%, удваиваем размер и пересобираем</text:p>
            <text:p text:style-name="P18">Считаем h1(simple)</text:p>
            <text:p text:style-name="P18">h1(simple) = 2</text:p>
            <text:p text:style-name="P18">Считаем h2(simple)</text:p>
            <text:p text:style-name="P18">h2(simple) = 1</text:p>
            <text:p text:style-name="P18">Хеш-функция на шаге i = 0: (2 + 0 * 1) % 4 = 2</text:p>
            <text:p text:style-name="P18">Считаем h1(test)</text:p>
            <text:p text:style-name="P18">h1(test) = 2</text:p>
            <text:p text:style-name="P18">Считаем h2(test)</text:p>
            <text:p text:style-name="P18">h2(test) = 1</text:p>
            <text:p text:style-name="P18">Хеш-функция на шаге i = 0: (2 + 0 * 1) % 4 = 2</text:p>
            <text:p text:style-name="P18">Хеш-функция на шаге i = 1: (2 + 1 * 1) % 4 = 3</text:p>
            <text:p text:style-name="P18">Элемент успешно добавлен</text:p>
            <text:p text:style-name="P18"/>
            <text:p text:style-name="P18">[0] = nullptr</text:p>
            <text:p text:style-name="P18">[1] = nullptr</text:p>
            <text:p text:style-name="P18">[2] = simple</text:p>
            <text:p text:style-name="P18">[3] = test</text:p>
          </table:table-cell>
        </table:table-row>
        <table:table-row table:style-name="Table2.3">
          <table:table-cell table:style-name="Table2.A3" office:value-type="string">
            <text:p text:style-name="P24">2</text:p>
          </table:table-cell>
          <table:table-cell table:style-name="Table2.B3" office:value-type="string">
            <text:p text:style-name="P52">3</text:p>
          </table:table-cell>
          <table:table-cell table:style-name="Table2.B3" office:value-type="string">
            <text:p text:style-name="P18">Таблица: </text:p>
            <text:p text:style-name="P18">[0] = nullptr</text:p>
            <text:p text:style-name="P18">[1] = nullptr</text:p>
            <text:p text:style-name="P18">[2] = simple</text:p>
            <text:p text:style-name="P18">[3] = test</text:p>
          </table:table-cell>
        </table:table-row>
        <text:soft-page-break/>
        <table:table-row table:style-name="Table2.4">
          <table:table-cell table:style-name="Table2.A3" office:value-type="string">
            <text:p text:style-name="P24">3</text:p>
          </table:table-cell>
          <table:table-cell table:style-name="Table2.B3" office:value-type="string">
            <text:p text:style-name="P26">2</text:p>
            <text:p text:style-name="P26">simple</text:p>
          </table:table-cell>
          <table:table-cell table:style-name="Table2.B3" office:value-type="string">
            <text:p text:style-name="P19">Ваша строка: simple</text:p>
            <text:p text:style-name="P19">Ищем элемент simple</text:p>
            <text:p text:style-name="P19">Считаем h1(simple)</text:p>
            <text:p text:style-name="P19">h1(simple) = 2</text:p>
            <text:p text:style-name="P19">Считаем h2(simple)</text:p>
            <text:p text:style-name="P19">h2(simple) = 1</text:p>
            <text:p text:style-name="P19">Хеш-функция на шаге i = 1: (2 + 1 * 1) % 4 = 3</text:p>
            <text:p text:style-name="P19">Хеш-функция на шаге i = 2: (2 + 2 * 1) % 4 = 0</text:p>
            <text:p text:style-name="P19">[0] = nullptr</text:p>
            <text:p text:style-name="P19">[1] = nullptr</text:p>
            <text:p text:style-name="P19">[2] = simple</text:p>
            <text:p text:style-name="P19">[3] = test</text:p>
            <text:p text:style-name="P19">Количество элемента simple в таблице: 1</text:p>
          </table:table-cell>
        </table:table-row>
        <table:table-row table:style-name="Table2.5">
          <table:table-cell table:style-name="Table2.A3" office:value-type="string">
            <text:p text:style-name="P24">4</text:p>
          </table:table-cell>
          <table:table-cell table:style-name="Table2.B3" office:value-type="string">
            <text:p text:style-name="P27">2</text:p>
            <text:p text:style-name="P27">add</text:p>
          </table:table-cell>
          <table:table-cell table:style-name="Table2.B3" office:value-type="string">
            <text:p text:style-name="P20">Ваша строка: add</text:p>
            <text:p text:style-name="P20">Ищем элемент add</text:p>
            <text:p text:style-name="P20">Считаем h1(add)</text:p>
            <text:p text:style-name="P20">h1(add) = 1</text:p>
            <text:p text:style-name="P20">Считаем h2(add)</text:p>
            <text:p text:style-name="P20">h2(add) = 3</text:p>
            <text:p text:style-name="P20">Считаем h1(add)</text:p>
            <text:p text:style-name="P20">h1(add) = 1</text:p>
            <text:p text:style-name="P20">Считаем h2(add)</text:p>
            <text:p text:style-name="P20">h2(add) = 3</text:p>
            <text:p text:style-name="P20">Хеш-функция на шаге i = 0: (1 + 0 * 3) % 4 = 1</text:p>
            <text:p text:style-name="P20">Количество элемента add в таблице: 0</text:p>
          </table:table-cell>
        </table:table-row>
        <table:table-row table:style-name="Table2.6">
          <table:table-cell table:style-name="Table2.A3" office:value-type="string">
            <text:p text:style-name="P24">5</text:p>
          </table:table-cell>
          <table:table-cell table:style-name="Table2.B3" office:value-type="string">
            <text:p text:style-name="P27">3</text:p>
          </table:table-cell>
          <table:table-cell table:style-name="Table2.B3" office:value-type="string">
            <text:p text:style-name="P20">Ваша строка: add</text:p>
            <text:p text:style-name="P20">Ищем элемент add</text:p>
            <text:p text:style-name="P20">Считаем h1(add)</text:p>
            <text:p text:style-name="P20">h1(add) = 1</text:p>
            <text:p text:style-name="P20">Считаем h2(add)</text:p>
            <text:p text:style-name="P20">h2(add) = 3</text:p>
            <text:p text:style-name="P20">Считаем h1(add)</text:p>
            <text:p text:style-name="P20">h1(add) = 1</text:p>
            <text:p text:style-name="P20">Считаем h2(add)</text:p>
            <text:p text:style-name="P20">h2(add) = 3</text:p>
            <text:p text:style-name="P20">Хеш-функция на шаге i = 0: (1 + 0 * 3) % 4 = 1</text:p>
            <text:p text:style-name="P20">Количество элемента add в таблице: 0</text:p>
          </table:table-cell>
        </table:table-row>
      </table:table>
      <text:p text:style-name="P6"/>
      <text:p text:style-name="P35"/>
      <text:p text:style-name="P28"><text:soft-page-break/>Выводы</text:p>
      <text:p text:style-name="P31"><text:span text:style-name="T2">Была изучена и реализована на языке программирования C++ хеш-таблица методом </text:span><text:span text:style-name="T3">открытой адресации</text:span><text:span text:style-name="T2">.</text:span></text:p>
      <text:p text:style-name="P29"><text:tab/><text:tab/><text:tab/><text:tab/><text:tab/></text:p>
      <text:p text:style-name="P29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7"><text:soft-page-break/>ПРИЛОЖЕНИЕ А</text:p>
      <text:p text:style-name="P17">ИСХОДНЫЙ КОД ПРОГРАММЫ</text:p>
      <text:p text:style-name="P44">Название файла: main.cpp</text:p>
      <text:p text:style-name="P51">#include &lt;iostream&gt;</text:p>
      <text:p text:style-name="P51">#include &lt;sstream&gt;</text:p>
      <text:p text:style-name="P51">#include &lt;algorithm&gt;</text:p>
      <text:p text:style-name="P51">#include &lt;fstream&gt;</text:p>
      <text:p text:style-name="P51">#include &lt;vector&gt;</text:p>
      <text:p text:style-name="P51"/>
      <text:p text:style-name="P51">#define NO_COLOR "\033[0m"</text:p>
      <text:p text:style-name="P51">#define GREEN_COLOR "\033[1;32m"</text:p>
      <text:p text:style-name="P51">#define BLUE_COLOR "\033[0;34m"</text:p>
      <text:p text:style-name="P51"/>
      <text:p text:style-name="P51">#define REHASH_FACTOR 0.8</text:p>
      <text:p text:style-name="P51"/>
      <text:p text:style-name="P51">// шаблонный класс хеш-таблицы</text:p>
      <text:p text:style-name="P51">template &lt;typename T&gt;</text:p>
      <text:p text:style-name="P51">class HashTable {</text:p>
      <text:p text:style-name="P51"><text:s text:c="4"/>std::vector &lt; std::pair&lt;T, bool&gt;* &gt; table; // вектор пар ключ-значение</text:p>
      <text:p text:style-name="P51"><text:s text:c="4"/>int size; // количество заполненных элементов в таблице</text:p>
      <text:p text:style-name="P51"/>
      <text:p text:style-name="P51">public:</text:p>
      <text:p text:style-name="P51"><text:s text:c="4"/>explicit HashTable(int size) : size(size) {</text:p>
      <text:p text:style-name="P51"><text:s text:c="8"/>table.resize(size); // выделяем память под элементы</text:p>
      <text:p text:style-name="P51"><text:s text:c="4"/>}</text:p>
      <text:p text:style-name="P51"/>
      <text:p text:style-name="P51"><text:s text:c="4"/>// вывод элементов таблицы</text:p>
      <text:p text:style-name="P51"><text:s text:c="4"/>void output() {</text:p>
      <text:p text:style-name="P51"><text:s text:c="8"/>for (auto i = 0; i &lt; table.size(); i++) {</text:p>
      <text:p text:style-name="P51"><text:s text:c="12"/>if (table[i])</text:p>
      <text:p text:style-name="P51"><text:s text:c="16"/>std::cout &lt;&lt; "[" &lt;&lt; i &lt;&lt; "] = " &lt;&lt; table[i]-&gt;first &lt;&lt; (table[i]-&gt;second ? " (deleted)\n" : "\n");</text:p>
      <text:p text:style-name="P51"><text:s text:c="12"/>else</text:p>
      <text:p text:style-name="P51"><text:s text:c="16"/>std::cout &lt;&lt; "[" &lt;&lt; i &lt;&lt; "] = nullptr" &lt;&lt; '\n';</text:p>
      <text:p text:style-name="P51"><text:s text:c="8"/>}</text:p>
      <text:p text:style-name="P51"><text:s text:c="4"/>}</text:p>
      <text:p text:style-name="P51"/>
      <text:p text:style-name="P51"><text:soft-page-break/><text:s text:c="4"/>// хеш-функция h1(x), где x - элемент</text:p>
      <text:p text:style-name="P51"><text:s text:c="4"/>int h1Calculate(const T&amp; key, int m) {</text:p>
      <text:p text:style-name="P51"><text:s text:c="8"/>std::cout &lt;&lt; "Считаем h1(" &lt;&lt; key &lt;&lt; ")\n";</text:p>
      <text:p text:style-name="P51"><text:s text:c="8"/>int hash = 0, a = 11;</text:p>
      <text:p text:style-name="P51"/>
      <text:p text:style-name="P51"><text:s text:c="8"/>for (const auto symbol : key) {</text:p>
      <text:p text:style-name="P51"><text:s text:c="12"/>hash = (hash * a + symbol) % m;</text:p>
      <text:p text:style-name="P51"><text:s text:c="8"/>}</text:p>
      <text:p text:style-name="P51"/>
      <text:p text:style-name="P51"><text:s text:c="8"/>std::cout &lt;&lt; "h1(" &lt;&lt; key &lt;&lt; ") = " &lt;&lt; hash &lt;&lt; '\n';</text:p>
      <text:p text:style-name="P51"><text:s text:c="8"/>return hash;</text:p>
      <text:p text:style-name="P51"><text:s text:c="4"/>}</text:p>
      <text:p text:style-name="P51"/>
      <text:p text:style-name="P51"><text:s text:c="4"/>// хеш-функция h2(x), где x - элемент</text:p>
      <text:p text:style-name="P51"><text:s text:c="4"/>int h2Calculate(const T&amp; key, int m) {</text:p>
      <text:p text:style-name="P51"><text:s text:c="8"/>std::cout &lt;&lt; "Считаем h2(" &lt;&lt; key &lt;&lt; ")\n";</text:p>
      <text:p text:style-name="P51"><text:s text:c="8"/>int hash = 0, a = 17;</text:p>
      <text:p text:style-name="P51"/>
      <text:p text:style-name="P51"><text:s text:c="8"/>for (const auto symbol : key) {</text:p>
      <text:p text:style-name="P51"><text:s text:c="12"/>hash = (hash * a + symbol) % m;</text:p>
      <text:p text:style-name="P51"><text:s text:c="8"/>}</text:p>
      <text:p text:style-name="P51"/>
      <text:p text:style-name="P51"><text:s text:c="8"/>hash = (hash * 2 + 1) % m;</text:p>
      <text:p text:style-name="P51"><text:s text:c="8"/>std::cout &lt;&lt; "h2(" &lt;&lt; key &lt;&lt; ") = " &lt;&lt; hash &lt;&lt; '\n';</text:p>
      <text:p text:style-name="P51"><text:s text:c="8"/>return hash;</text:p>
      <text:p text:style-name="P51"><text:s text:c="4"/>}</text:p>
      <text:p text:style-name="P51"/>
      <text:p text:style-name="P51"><text:s text:c="4"/>// хеш-функция</text:p>
      <text:p text:style-name="P51"><text:s text:c="4"/>int hashFunction(int h1, int h2, int i, int m) {</text:p>
      <text:p text:style-name="P51"><text:s text:c="8"/>if (!m) {</text:p>
      <text:p text:style-name="P51"><text:s text:c="12"/>std::cout &lt;&lt; "Вспомогательная хеш-функция = 0" &lt;&lt; '\n';</text:p>
      <text:p text:style-name="P51"><text:s text:c="12"/>return 0;</text:p>
      <text:p text:style-name="P51"><text:s text:c="8"/>}</text:p>
      <text:p text:style-name="P51"/>
      <text:p text:style-name="P51"><text:s text:c="8"/>int hash = (h1 + i * h2) % m;</text:p>
      <text:p text:style-name="P51"><text:s text:c="8"/>std::cout &lt;&lt; "Хеш-функция на шаге i = " &lt;&lt; i &lt;&lt; ": ("</text:p>
      <text:p text:style-name="P51"><text:s text:c="8"/>&lt;&lt; h1 &lt;&lt; " + " &lt;&lt; i &lt;&lt; " * " &lt;&lt; h2 &lt;&lt; ") % " &lt;&lt; m &lt;&lt; " = " &lt;&lt; hash</text:p>
      <text:p text:style-name="P51"><text:s text:c="8"/>&lt;&lt; '\n';</text:p>
      <text:p text:style-name="P51"><text:soft-page-break/><text:s text:c="8"/>return hash;</text:p>
      <text:p text:style-name="P51"><text:s text:c="4"/>}</text:p>
      <text:p text:style-name="P51"/>
      <text:p text:style-name="P51"><text:s text:c="4"/>void paintElement(const std::vector&lt;std::string&gt; &amp;elements, const char *color) {</text:p>
      <text:p text:style-name="P51"><text:s text:c="8"/>for (auto i = 0; i &lt; table.size(); i++) {</text:p>
      <text:p text:style-name="P51"><text:s text:c="12"/>if (table[i] &amp;&amp; std::find(elements.begin(), elements.end(), table[i]-&gt;first) != elements.end()) {</text:p>
      <text:p text:style-name="P51"><text:s text:c="16"/>std::cout &lt;&lt; color &lt;&lt; "[" &lt;&lt; i &lt;&lt; "] = " &lt;&lt; table[i]-&gt;first &lt;&lt; '\n' &lt;&lt; NO_COLOR;</text:p>
      <text:p text:style-name="P51"><text:s text:c="12"/>} else if (table[i]) {</text:p>
      <text:p text:style-name="P51"><text:s text:c="16"/>std::cout &lt;&lt; "[" &lt;&lt; i &lt;&lt; "] = " &lt;&lt; table[i]-&gt;first &lt;&lt; (table[i]-&gt;second ? " (deleted)\n" : "\n");</text:p>
      <text:p text:style-name="P51"><text:s text:c="12"/>} else {</text:p>
      <text:p text:style-name="P51"><text:s text:c="16"/>std::cout &lt;&lt; "[" &lt;&lt; i &lt;&lt; "] = nullptr" &lt;&lt; '\n';</text:p>
      <text:p text:style-name="P51"><text:s text:c="12"/>}</text:p>
      <text:p text:style-name="P51"><text:s text:c="8"/>}</text:p>
      <text:p text:style-name="P51"><text:s text:c="4"/>}</text:p>
      <text:p text:style-name="P51"/>
      <text:p text:style-name="P51"><text:s text:c="4"/>void paintElement(const std::vector&lt;int&gt; &amp;index, const char *color) {</text:p>
      <text:p text:style-name="P51"><text:s text:c="8"/>for (auto i = 0; i &lt; table.size(); i++) {</text:p>
      <text:p text:style-name="P51"><text:s text:c="12"/>if (std::find(index.begin(), index.end(), i) != index.end() &amp;&amp; table[i]) {</text:p>
      <text:p text:style-name="P51"><text:s text:c="16"/>std::cout &lt;&lt; color &lt;&lt; "[" &lt;&lt; i &lt;&lt; "] = " &lt;&lt; table[i]-&gt;first &lt;&lt; '\n' &lt;&lt; NO_COLOR;</text:p>
      <text:p text:style-name="P51"><text:s text:c="12"/>} else if (table[i]) {</text:p>
      <text:p text:style-name="P51"><text:s text:c="16"/>std::cout &lt;&lt; "[" &lt;&lt; i &lt;&lt; "] = " &lt;&lt; table[i]-&gt;first &lt;&lt; (table[i]-&gt;second ? " (deleted)\n" : "\n");</text:p>
      <text:p text:style-name="P51"><text:s text:c="12"/>} else {</text:p>
      <text:p text:style-name="P51"><text:s text:c="16"/>std::cout &lt;&lt; "[" &lt;&lt; i &lt;&lt; "] = nullptr" &lt;&lt; '\n';</text:p>
      <text:p text:style-name="P51"><text:s text:c="12"/>}</text:p>
      <text:p text:style-name="P51"><text:s text:c="8"/>}</text:p>
      <text:p text:style-name="P51"><text:s text:c="4"/>}</text:p>
      <text:p text:style-name="P51"/>
      <text:p text:style-name="P51"><text:s text:c="4"/>void paintElement(int index, const char *color) {</text:p>
      <text:p text:style-name="P51"><text:s text:c="8"/>if (!table[index])</text:p>
      <text:p text:style-name="P51"><text:s text:c="12"/>return;</text:p>
      <text:p text:style-name="P51"/>
      <text:p text:style-name="P51"><text:soft-page-break/><text:s text:c="8"/>for (auto i = 0; i &lt; table.size(); i++) {</text:p>
      <text:p text:style-name="P51"><text:s text:c="12"/>if (i == index) {</text:p>
      <text:p text:style-name="P51"><text:s text:c="16"/>std::cout &lt;&lt; color &lt;&lt; "[" &lt;&lt; i &lt;&lt; "] = " &lt;&lt; table[i]-&gt;first &lt;&lt; '\n' &lt;&lt; NO_COLOR;</text:p>
      <text:p text:style-name="P51"><text:s text:c="12"/>} else if (table[i]) {</text:p>
      <text:p text:style-name="P51"><text:s text:c="16"/>std::cout &lt;&lt; "[" &lt;&lt; i &lt;&lt; "] = " &lt;&lt; table[i]-&gt;first &lt;&lt; (table[i]-&gt;second ? " (deleted)\n" : "\n");</text:p>
      <text:p text:style-name="P51"><text:s text:c="12"/>} else {</text:p>
      <text:p text:style-name="P51"><text:s text:c="16"/>std::cout &lt;&lt; "[" &lt;&lt; i &lt;&lt; "] = nullptr" &lt;&lt; '\n';</text:p>
      <text:p text:style-name="P51"><text:s text:c="12"/>}</text:p>
      <text:p text:style-name="P51"><text:s text:c="8"/>}</text:p>
      <text:p text:style-name="P51"><text:s text:c="4"/>}</text:p>
      <text:p text:style-name="P51"/>
      <text:p text:style-name="P51"><text:s text:c="4"/>// добавление элемента</text:p>
      <text:p text:style-name="P51"><text:s text:c="4"/>void add(const T &amp;key) {</text:p>
      <text:p text:style-name="P51"><text:s text:c="8"/>if (static_cast&lt;double&gt;(size) / static_cast&lt;double&gt;(table.size()) &gt;= REHASH_FACTOR) // пересобираем таблицу при</text:p>
      <text:p text:style-name="P51"><text:s text:c="12"/>reHash();</text:p>
      <text:p text:style-name="P51"><text:s text:c="93"/>// достижении процента заполненности</text:p>
      <text:p text:style-name="P51"><text:s text:c="8"/>// вычисление хеша</text:p>
      <text:p text:style-name="P51"><text:s text:c="8"/>int h1 = h1Calculate(key, table.size());</text:p>
      <text:p text:style-name="P51"><text:s text:c="8"/>int h2 = h2Calculate(key, table.size());</text:p>
      <text:p text:style-name="P51"><text:s text:c="8"/>int h = hashFunction(h1, h2, 0, table.size());</text:p>
      <text:p text:style-name="P51"/>
      <text:p text:style-name="P51"><text:s text:c="8"/>for (auto i = 0; i &lt; table.size() &amp;&amp; table[h]; i++) {</text:p>
      <text:p text:style-name="P51"><text:s text:c="12"/>if (table[h]-&gt;second) { // если такой элемент был удалён из таблицы</text:p>
      <text:p text:style-name="P51"><text:s text:c="16"/>table[h]-&gt;first = key;</text:p>
      <text:p text:style-name="P51"><text:s text:c="16"/>table[h]-&gt;second = false;</text:p>
      <text:p text:style-name="P51"><text:s text:c="16"/>size++;</text:p>
      <text:p text:style-name="P51"><text:s text:c="16"/>return;</text:p>
      <text:p text:style-name="P51"><text:s text:c="12"/>}</text:p>
      <text:p text:style-name="P51"/>
      <text:p text:style-name="P51"><text:s text:c="12"/>h = hashFunction(h1, h2, i + 1, table.size());</text:p>
      <text:p text:style-name="P51"><text:s text:c="8"/>}</text:p>
      <text:p text:style-name="P51"/>
      <text:p text:style-name="P51"><text:s text:c="8"/>// добавляем элемент</text:p>
      <text:p text:style-name="P51"><text:soft-page-break/><text:s text:c="8"/>table[h] = new std::pair &lt;T, bool&gt; (key, false);</text:p>
      <text:p text:style-name="P51"><text:s text:c="8"/>size++;</text:p>
      <text:p text:style-name="P51"><text:s text:c="4"/>}</text:p>
      <text:p text:style-name="P51"/>
      <text:p text:style-name="P51"><text:s text:c="4"/>int count(const T &amp;key) {</text:p>
      <text:p text:style-name="P51"><text:s text:c="8"/>int i = 0;</text:p>
      <text:p text:style-name="P51"><text:s text:c="8"/>int h1 = h1Calculate(key, table.size());</text:p>
      <text:p text:style-name="P51"><text:s text:c="8"/>int h2 = h2Calculate(key, table.size());</text:p>
      <text:p text:style-name="P51"><text:s text:c="8"/>int h = h1;</text:p>
      <text:p text:style-name="P51"><text:s text:c="8"/>std::vector&lt;int&gt; count;</text:p>
      <text:p text:style-name="P51"/>
      <text:p text:style-name="P51"><text:s text:c="8"/>while (table[h] &amp;&amp; i &lt; table.size()) {</text:p>
      <text:p text:style-name="P51"><text:s text:c="12"/>if (table[h]-&gt;first == key &amp;&amp; !table[h]-&gt;second)</text:p>
      <text:p text:style-name="P51"><text:s text:c="16"/>count.push_back(h);</text:p>
      <text:p text:style-name="P51"/>
      <text:p text:style-name="P51"><text:s text:c="12"/>h = hashFunction(h1, h2, i + 1, table.size());</text:p>
      <text:p text:style-name="P51"><text:s text:c="12"/>i++;</text:p>
      <text:p text:style-name="P51"><text:s text:c="8"/>}</text:p>
      <text:p text:style-name="P51"/>
      <text:p text:style-name="P51"><text:s text:c="8"/>if (count.empty())</text:p>
      <text:p text:style-name="P51"><text:s text:c="12"/>add(key);</text:p>
      <text:p text:style-name="P51"><text:s text:c="8"/>else</text:p>
      <text:p text:style-name="P51"><text:s text:c="12"/>paintElement(count, BLUE_COLOR);</text:p>
      <text:p text:style-name="P51"/>
      <text:p text:style-name="P51"><text:s text:c="8"/>return count.size();</text:p>
      <text:p text:style-name="P51"><text:s text:c="4"/>}</text:p>
      <text:p text:style-name="P51"/>
      <text:p text:style-name="P51"><text:s text:c="4"/>void reHash() {</text:p>
      <text:p text:style-name="P51"><text:s text:c="8"/>std::cout &lt;&lt; "Таблица заполнена более чем на <text:span text:style-name="T28">80</text:span>%, удваиваем размер и пересобираем" &lt;&lt; '\n';</text:p>
      <text:p text:style-name="P51"><text:s text:c="8"/>auto newBufferSize = table.size() * 2;</text:p>
      <text:p text:style-name="P51"><text:s text:c="8"/>std::vector&lt; std::pair &lt;T, bool&gt;* &gt; newBuffer(newBufferSize, nullptr);</text:p>
      <text:p text:style-name="P51"/>
      <text:p text:style-name="P51"><text:s text:c="8"/>for (auto i = 0; i &lt; table.size(); i++) {</text:p>
      <text:p text:style-name="P51"><text:s text:c="12"/>if (table[i] &amp;&amp; !table[i]-&gt;second) {</text:p>
      <text:p text:style-name="P51"><text:s text:c="16"/>int h1 = h1Calculate(table[i]-&gt;first, newBufferSize);</text:p>
      <text:p text:style-name="P51"><text:soft-page-break/><text:s text:c="16"/>int h2 = h2Calculate(table[i]-&gt;first, newBufferSize);</text:p>
      <text:p text:style-name="P51"><text:s text:c="16"/>int h = hashFunction(h1, h2, 0, newBufferSize);</text:p>
      <text:p text:style-name="P51"/>
      <text:p text:style-name="P51"><text:s text:c="16"/>for (auto j = 0; j &lt; newBufferSize; j++) {</text:p>
      <text:p text:style-name="P51"><text:s text:c="20"/>if (!newBuffer[h])</text:p>
      <text:p text:style-name="P51"><text:s text:c="24"/>break;</text:p>
      <text:p text:style-name="P51"/>
      <text:p text:style-name="P51"><text:s text:c="20"/>h = hashFunction(h1, h2, j, newBufferSize);</text:p>
      <text:p text:style-name="P51"><text:s text:c="16"/>}</text:p>
      <text:p text:style-name="P51"/>
      <text:p text:style-name="P51"><text:s text:c="16"/>newBuffer[h] = table[i];</text:p>
      <text:p text:style-name="P51"><text:s text:c="12"/>}</text:p>
      <text:p text:style-name="P51"><text:s text:c="8"/>}</text:p>
      <text:p text:style-name="P51"/>
      <text:p text:style-name="P51"><text:s text:c="8"/>table = newBuffer;</text:p>
      <text:p text:style-name="P51"><text:s text:c="4"/>}</text:p>
      <text:p text:style-name="P51"/>
      <text:p text:style-name="P51"><text:s text:c="4"/>~HashTable() {</text:p>
      <text:p text:style-name="P51"><text:s text:c="8"/>for (auto &amp;elem : table)</text:p>
      <text:p text:style-name="P51"><text:s text:c="12"/>delete elem;</text:p>
      <text:p text:style-name="P51"><text:s text:c="4"/>}</text:p>
      <text:p text:style-name="P51">};</text:p>
      <text:p text:style-name="P51"/>
      <text:p text:style-name="P51">// разбиение исходной строки по разделителю, возвращает вектор строк</text:p>
      <text:p text:style-name="P51">std::vector&lt;std::string&gt; split(const std::string &amp;string, char delimiter) {</text:p>
      <text:p text:style-name="P51"><text:s text:c="4"/>std::vector&lt;std::string&gt; result;</text:p>
      <text:p text:style-name="P51"><text:s text:c="4"/>std::string token;</text:p>
      <text:p text:style-name="P51"><text:s text:c="4"/>std::istringstream tokenStream(string);</text:p>
      <text:p text:style-name="P51"/>
      <text:p text:style-name="P51"><text:s text:c="4"/>while (std::getline(tokenStream, token, delimiter))</text:p>
      <text:p text:style-name="P51"><text:s text:c="8"/>result.push_back(token);</text:p>
      <text:p text:style-name="P51"/>
      <text:p text:style-name="P51"><text:s text:c="4"/>return result;</text:p>
      <text:p text:style-name="P51">}</text:p>
      <text:p text:style-name="P51"/>
      <text:p text:style-name="P51">// считывание строки из потока ввода</text:p>
      <text:p text:style-name="P51"><text:soft-page-break/>std::string getString(std::istream &amp;iStream) {</text:p>
      <text:p text:style-name="P51"><text:s text:c="4"/>std::string value;</text:p>
      <text:p text:style-name="P51"><text:s text:c="4"/>std::cout &lt;&lt; "Введите вашу строку: ";</text:p>
      <text:p text:style-name="P51"><text:s text:c="4"/>std::getline(iStream, value, '\n');</text:p>
      <text:p text:style-name="P51"><text:s text:c="4"/>std::cout &lt;&lt; "Ваша строка: " &lt;&lt; value &lt;&lt; '\n';</text:p>
      <text:p text:style-name="P51"><text:s text:c="4"/>return value;</text:p>
      <text:p text:style-name="P51">}</text:p>
      <text:p text:style-name="P51"/>
      <text:p text:style-name="P51">int main() {</text:p>
      <text:p text:style-name="P51"><text:s text:c="4"/>HashTable&lt;std::string&gt; table(1); // хеш-таблица</text:p>
      <text:p text:style-name="P51"><text:s text:c="4"/>int command = 0; // комманда пользователя</text:p>
      <text:p text:style-name="P51"><text:s text:c="4"/>int count = 0; // количество повторений элемента</text:p>
      <text:p text:style-name="P51"><text:s text:c="4"/>std::string value; // ввод пользователя</text:p>
      <text:p text:style-name="P51"><text:s text:c="4"/>std::vector &lt;std::string&gt; elements; // ввод, разбитый на слова</text:p>
      <text:p text:style-name="P51"><text:s text:c="4"/>std::istream *iStream = &amp;std::cin; // поток ввода</text:p>
      <text:p text:style-name="P51"><text:s text:c="4"/>std::ifstream file;</text:p>
      <text:p text:style-name="P51"/>
      <text:p text:style-name="P51"><text:s text:c="4"/>while (command != 6) {</text:p>
      <text:p text:style-name="P51"><text:s text:c="8"/>std::cout &lt;&lt; "Выберите один из предложенных пунктов: " &lt;&lt; '\n';</text:p>
      <text:p text:style-name="P51"><text:s text:c="8"/>std::cout &lt;&lt; "1. Добавить элемент" &lt;&lt; '\n';</text:p>
      <text:p text:style-name="P51"><text:s text:c="8"/>std::cout &lt;&lt; "2. Найти элемент (добавляет при отсутствии)" &lt;&lt; '\n';</text:p>
      <text:p text:style-name="P51"><text:s text:c="8"/>std::cout &lt;&lt; "3. Вывод таблицы" &lt;&lt; '\n';</text:p>
      <text:p text:style-name="P51"><text:s text:c="8"/>std::cout &lt;&lt; "4. Открыть файл" &lt;&lt; (file.is_open() ? " (сейчас открыт)" : " (сейчас закрыт)") &lt;&lt; '\n';</text:p>
      <text:p text:style-name="P51"><text:s text:c="8"/>std::cout &lt;&lt; "5. Закрыть файл и считывать с клавиатуры" &lt;&lt; '\n';</text:p>
      <text:p text:style-name="P51"><text:s text:c="8"/>std::cout &lt;&lt; "6. Завершение программы" &lt;&lt; '\n';</text:p>
      <text:p text:style-name="P51"><text:s text:c="8"/>std::cout &lt;&lt; "Ваш выбор: ";</text:p>
      <text:p text:style-name="P51"><text:s text:c="8"/>std::cin &gt;&gt; command;</text:p>
      <text:p text:style-name="P51"><text:s text:c="8"/>std::cin.ignore(); // пропускаем символ переноса строки</text:p>
      <text:p text:style-name="P51"/>
      <text:p text:style-name="P51"><text:s text:c="8"/>if (std::cin.fail())</text:p>
      <text:p text:style-name="P51"><text:s text:c="12"/>break;</text:p>
      <text:p text:style-name="P51"/>
      <text:p text:style-name="P51"><text:s text:c="8"/>switch (command) {</text:p>
      <text:p text:style-name="P51"><text:s text:c="12"/>case 1:</text:p>
      <text:p text:style-name="P51"><text:s text:c="16"/>value = getString(*iStream);</text:p>
      <text:p text:style-name="P51"><text:soft-page-break/><text:s text:c="16"/>elements = split(value, ' ');</text:p>
      <text:p text:style-name="P51"/>
      <text:p text:style-name="P51"><text:s text:c="16"/>for (const auto &amp;word : elements) {</text:p>
      <text:p text:style-name="P51"><text:s text:c="20"/>std::cout &lt;&lt; "Добавляем элемент " &lt;&lt; word &lt;&lt; '\n';</text:p>
      <text:p text:style-name="P51"><text:s text:c="20"/>table.add(word);</text:p>
      <text:p text:style-name="P51"><text:s text:c="20"/>std::cout &lt;&lt; "Элемент успешно добавлен" &lt;&lt; '\n' &lt;&lt; '\n';</text:p>
      <text:p text:style-name="P51"><text:s text:c="16"/>}</text:p>
      <text:p text:style-name="P51"/>
      <text:p text:style-name="P51"><text:s text:c="16"/>table.paintElement(elements, GREEN_COLOR);</text:p>
      <text:p text:style-name="P51"><text:s text:c="16"/>break;</text:p>
      <text:p text:style-name="P51"><text:s text:c="12"/>case 2:</text:p>
      <text:p text:style-name="P51"><text:s text:c="16"/>value = getString(*iStream);</text:p>
      <text:p text:style-name="P51"><text:s text:c="16"/>elements = split(value, ' ');</text:p>
      <text:p text:style-name="P51"/>
      <text:p text:style-name="P51"><text:s text:c="16"/>for (const auto &amp;word : elements) {</text:p>
      <text:p text:style-name="P51"><text:s text:c="20"/>std::cout &lt;&lt; "Ищем элемент " &lt;&lt; word &lt;&lt; '\n';</text:p>
      <text:p text:style-name="P51"><text:s text:c="20"/>count = table.count(word);</text:p>
      <text:p text:style-name="P51"><text:s text:c="20"/>std::cout &lt;&lt; "Количество элемента " &lt;&lt; word &lt;&lt; " в таблице: " &lt;&lt; count &lt;&lt; "\n\n";</text:p>
      <text:p text:style-name="P51"><text:s text:c="16"/>}</text:p>
      <text:p text:style-name="P51"/>
      <text:p text:style-name="P51"><text:s text:c="16"/>break;</text:p>
      <text:p text:style-name="P51"><text:s text:c="12"/>case 3:</text:p>
      <text:p text:style-name="P51"><text:s text:c="16"/>std::cout &lt;&lt; "Таблица: " &lt;&lt; '\n';</text:p>
      <text:p text:style-name="P51"><text:s text:c="16"/>table.output();</text:p>
      <text:p text:style-name="P51"><text:s text:c="16"/>break;</text:p>
      <text:p text:style-name="P51"><text:s text:c="12"/>case 4:</text:p>
      <text:p text:style-name="P51"><text:s text:c="16"/>std::cout &lt;&lt; "Введите путь до файла: ";</text:p>
      <text:p text:style-name="P51"><text:s text:c="16"/>std::cin &gt;&gt; value;</text:p>
      <text:p text:style-name="P51"/>
      <text:p text:style-name="P51"><text:s text:c="16"/>file.open(value);</text:p>
      <text:p text:style-name="P51"/>
      <text:p text:style-name="P51"><text:s text:c="16"/>if (!file.is_open()) {</text:p>
      <text:p text:style-name="P51"><text:s text:c="20"/>std::cout &lt;&lt; "Файл не удалось открыть" &lt;&lt; '\n';</text:p>
      <text:p text:style-name="P51"><text:s text:c="20"/>continue;</text:p>
      <text:p text:style-name="P51"><text:s text:c="16"/>}</text:p>
      <text:p text:style-name="P51"/>
      <text:p text:style-name="P51"><text:soft-page-break/><text:s text:c="16"/>iStream = &amp;file;</text:p>
      <text:p text:style-name="P51"><text:s text:c="16"/>break;</text:p>
      <text:p text:style-name="P51"><text:s text:c="12"/>case 5:</text:p>
      <text:p text:style-name="P51"><text:s text:c="16"/>if (file.is_open())</text:p>
      <text:p text:style-name="P51"><text:s text:c="20"/>file.close();</text:p>
      <text:p text:style-name="P51"/>
      <text:p text:style-name="P51"><text:s text:c="16"/>iStream = &amp;std::cin;</text:p>
      <text:p text:style-name="P51"><text:s text:c="16"/>break;</text:p>
      <text:p text:style-name="P51"><text:s text:c="12"/>case 6:</text:p>
      <text:p text:style-name="P51"><text:s text:c="12"/>default:</text:p>
      <text:p text:style-name="P51"><text:s text:c="16"/>return 0;</text:p>
      <text:p text:style-name="P51"><text:s text:c="8"/>}</text:p>
      <text:p text:style-name="P51"/>
      <text:p text:style-name="P51"><text:s text:c="8"/>std::cout &lt;&lt; '\n';</text:p>
      <text:p text:style-name="P51"><text:s text:c="4"/>}</text:p>
      <text:p text:style-name="P51"/>
      <text:p text:style-name="P51"><text:s text:c="4"/>return 0;</text:p>
      <text:p text:style-name="P51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rial Unicode MS" svg:font-family="'Arial Unicode MS', Arial" style:font-family-generic="roman" style:font-pitch="variable"/>
    <style:font-face style:name="Arial" svg:font-family="Arial, 'Times New Roman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Helvetica" svg:font-family="Helvetica" style:font-family-generic="roman" style:font-pitch="variable"/>
    <style:font-face style:name="Liberation Mono1" svg:font-family="'Liberation Mono'" style:font-family-generic="roman" style:font-pitch="variable"/>
    <style:font-face style:name="Symbol" svg:font-family="Symbol, Terminal" style:font-family-generic="roman" style:font-pitch="variable"/>
    <style:font-face style:name="Tahoma" svg:font-family="Tahoma" style:font-family-generic="roman" style:font-pitch="variable"/>
    <style:font-face style:name="Times" svg:font-family="Times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, 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Liberation Sans" svg:font-family="'Liberation Sans'" style:font-family-generic="swiss" style:font-pitch="variable"/>
    <style:font-face style:name="Arial Unicode MS1" svg:font-family="'Arial Unicode MS', Arial" style:font-family-generic="system" style:font-pitch="variable"/>
    <style:font-face style:name="Arial1" svg:font-family="Arial, 'Times New Roman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Helvetica1" svg:font-family="Helvetica" style:font-family-generic="system" style:font-pitch="variable"/>
    <style:font-face style:name="Liberation Mono2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Symbols" svg:font-family="'Noto Sans Symbols'" style:font-family-generic="system" style:font-pitch="variable"/>
    <style:font-face style:name="Symbol1" svg:font-family="Symbol, Terminal" style:font-family-generic="system" style:font-pitch="variable"/>
    <style:font-face style:name="Tahoma1" svg:font-family="Tahoma" style:font-family-generic="system" style:font-pitch="variable"/>
    <style:font-face style:name="Times1" svg:font-family="Times" style:font-family-generic="system" style:font-pitch="variable"/>
    <style:font-face style:name="Times New Roman3" svg:font-family="'Times New Roman'" style:font-family-generic="system" style:font-pitch="variable"/>
    <style:font-face style:name="Times New Roman2" svg:font-family="'Times New Roman', 'Times New Roman'" style:font-family-generic="system" style:font-pitch="variable"/>
    <style:font-face style:name="Verdana1" svg:font-family="Verdana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" fo:font-size="12pt" fo:language="ru" fo:country="RU" style:letter-kerning="false" style:font-name-asian="Times1" style:font-size-asian="12pt" style:language-asian="zh" style:country-asian="CN" style:font-name-complex="Time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" fo:font-size="12pt" fo:language="ru" fo:country="RU" style:letter-kerning="false" style:font-name-asian="Times1" style:font-size-asian="12pt" style:language-asian="zh" style:country-asian="CN" style:font-name-complex="Time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text-align="start" style:justify-single-word="false" fo:orphans="2" fo:widows="2" style:writing-mode="lr-tb"/>
      <style:text-properties style:font-name="Times New Roman" fo:font-family="'Times New Roman', 'Times New Roman'" style:font-family-generic="roman" style:font-pitch="variable" fo:font-size="12pt" style:font-name-asian="Times New Roman2" style:font-family-asian="'Times New Roman', 'Times New Roman'" style:font-family-generic-asian="system" style:font-pitch-asian="variable" style:font-size-asian="12pt" style:font-name-complex="Times New Roman2" style:font-family-complex="'Times New Roman', 'Times New Roman'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3" style:list-style-name="" style:class="text">
      <style:paragraph-properties fo:text-align="center" style:justify-single-word="false"/>
      <style:text-properties fo:font-size="14pt" fo:font-weight="bold" style:font-size-asian="14pt" style:font-weight-asian="bold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margin-top="0in" fo:margin-bottom="0in" loext:contextual-spacing="false" fo:text-align="start" style:justify-single-word="false" fo:orphans="2" fo:widows="2" style:writing-mode="lr-tb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justify" style:justify-single-word="false" fo:keep-with-next="always"/>
      <style:text-properties fo:font-style="italic" style:font-style-asian="italic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39in" fo:margin-bottom="0in" loext:contextual-spacing="false" fo:keep-together="always" fo:keep-with-next="always"/>
      <style:text-properties fo:color="#808080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139in" fo:margin-bottom="0in" loext:contextual-spacing="false" fo:keep-together="always" fo:keep-with-next="always"/>
      <style:text-properties fo:color="#808080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665in" fo:margin-bottom="0.0417in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665in" fo:margin-bottom="0.0417in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39in" fo:margin-bottom="0in" loext:contextual-spacing="false" fo:keep-together="always" fo:keep-with-next="always"/>
      <style:text-properties fo:color="#000080"/>
    </style:style>
    <style:style style:name="Title" style:family="paragraph" style:parent-style-name="normal" style:next-style-name="normal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139in" fo:margin-bottom="0in" loext:contextual-spacing="false" fo:keep-together="always" fo:keep-with-next="always"/>
      <style:text-properties fo:color="#000000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139in" fo:margin-bottom="0in" loext:contextual-spacing="false" fo:keep-together="always" fo:keep-with-next="always"/>
      <style:text-properties fo:color="#000000" style:font-style-complex="italic"/>
    </style:style>
    <style:style style:name="Заголовок" style:family="paragraph" style:parent-style-name="Standard" style:next-style-name="Text_20_body" style:default-outline-level="">
      <style:paragraph-properties fo:text-align="center" style:justify-single-word="false"/>
      <style:text-properties fo:font-size="11pt" fo:font-weight="bold" style:font-size-asian="11pt" style:font-weight-asian="bold"/>
    </style:style>
    <style:style style:name="caption" style:family="paragraph" style:parent-style-name="Standard" style:next-style-name="Standard" style:default-outline-level="">
      <style:paragraph-properties fo:margin-left="0in" fo:margin-right="0in" fo:text-indent="0.3937in" style:auto-text-indent="false">
        <style:tab-stops>
          <style:tab-stop style:position="3.8398in" style:type="right" style:leader-style="solid" style:leader-text="_"/>
          <style:tab-stop style:position="5.9063in" style:type="right" style:leader-style="solid" style:leader-text="_"/>
        </style:tab-stops>
      </style:paragraph-properties>
      <style:text-properties style:font-size-complex="10pt"/>
    </style:style>
    <style:style style:name="index_20_heading" style:display-name="index heading" style:family="paragraph" style:parent-style-name="Standard" style:default-outline-level="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Subtitle" style:family="paragraph" style:parent-style-name="normal" style:next-style-name="normal" style:default-outline-level="" style:class="chapter">
      <style:paragraph-properties fo:text-align="center" style:justify-single-word="false"/>
      <style:text-properties fo:font-variant="small-caps" fo:font-weight="bold" style:font-weight-asian="bold"/>
    </style:style>
    <style:style style:name="Заголовок_20__2116_2_20__28_2_29_" style:display-name="Заголовок №2 (2)" style:family="paragraph" style:parent-style-name="Standard" style:default-outline-level="2" style:list-style-name="">
      <loext:graphic-properties draw:fill="solid" draw:fill-color="#ffffff"/>
      <style:paragraph-properties fo:margin-top="0.1945in" fo:margin-bottom="0in" loext:contextual-spacing="false" fo:line-height="0.1902in" fo:text-align="justify" style:justify-single-word="false" fo:orphans="0" fo:widows="0" fo:background-color="#ffffff"/>
      <style:text-properties fo:font-size="10pt" style:font-size-asian="10pt" style:font-size-complex="10pt"/>
    </style:style>
    <style:style style:name="Body_20_Text_20_2" style:display-name="Body Text 2" style:family="paragraph" style:parent-style-name="Standard" style:default-outline-level="">
      <style:paragraph-properties fo:margin-top="0in" fo:margin-bottom="0.0835in" loext:contextual-spacing="false" fo:line-height="200%"/>
      <style:text-properties style:font-name="Calibri" fo:font-family="Calibri" style:font-family-generic="roman" style:font-pitch="variable" fo:font-size="11pt" style:font-size-asian="11pt" style:font-name-complex="Calibri1" style:font-family-complex="Calibri" style:font-family-generic-complex="system" style:font-pitch-complex="variable" style:font-size-complex="11pt"/>
    </style:style>
    <style:style style:name="Body_20_Text_20_Indent_20_2" style:display-name="Body Text Indent 2" style:family="paragraph" style:parent-style-name="Standard" style:default-outline-level="">
      <style:paragraph-properties fo:margin-left="0.2957in" fo:margin-right="0in" fo:text-align="justify" style:justify-single-word="false" fo:text-indent="-0.2957in" style:auto-text-indent="false">
        <style:tab-stops>
          <style:tab-stop style:position="0.2957in"/>
        </style:tab-stops>
      </style:paragraph-properties>
      <style:text-properties fo:font-weight="bold" style:font-weight-asian="bold"/>
    </style:style>
    <style:style style:name="HTML_20_Preformatted" style:display-name="HTML Preformatted" style:family="paragraph" style:parent-style-name="Standard" style:default-outline-level="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Plain_20_Text" style:display-name="Plain Text" style:family="paragraph" style:parent-style-name="Standard" style:default-outline-level=""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Times14_5f_РИО2" style:display-name="Times14_РИО2" style:family="paragraph" style:parent-style-name="Standard" style:default-outline-level="">
      <style:paragraph-properties fo:margin-left="0in" fo:margin-right="0in" fo:line-height="130%" fo:text-align="justify" style:justify-single-word="false" fo:text-indent="0.4925in" style:auto-text-indent="false">
        <style:tab-stops>
          <style:tab-stop style:position="0.4925in"/>
        </style:tab-stops>
      </style:paragraph-properties>
      <style:text-properties fo:font-size="14pt" style:font-size-asian="14pt"/>
    </style:style>
    <style:style style:name="Текст_20_абзаца" style:display-name="Текст абзаца" style:family="paragraph" style:parent-style-name="Standard" style:default-outline-level="">
      <style:paragraph-properties fo:margin-left="0in" fo:margin-right="0in" fo:text-align="justify" style:justify-single-word="false" fo:text-indent="0.4925in" style:auto-text-indent="false"/>
      <style:text-properties fo:language="en" fo:country="US"/>
    </style:style>
    <style:style style:name="Text_20_body_20_indent" style:display-name="Text body indent" style:family="paragraph" style:parent-style-name="Standard" style:default-outline-level="" style:class="text">
      <style:paragraph-properties fo:margin-left="0.3937in" fo:margin-right="0.4764in" fo:line-height="0.1945in" fo:text-align="justify" style:justify-single-word="false" fo:text-indent="0.2953in" style:auto-text-indent="false"/>
      <style:text-properties fo:color="#000000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Body_20_Text_20_Indent_20_3" style:display-name="Body Text Indent 3" style:family="paragraph" style:parent-style-name="Standard" style:default-outline-level="">
      <style:paragraph-properties fo:margin-left="1.1811in" fo:margin-right="0in" fo:margin-top="0.0835in" fo:margin-bottom="0in" loext:contextual-spacing="false" fo:text-align="justify" style:justify-single-word="false" fo:text-indent="-0.4917in" style:auto-text-indent="false">
        <style:tab-stops>
          <style:tab-stop style:position="1.1811in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Body_20_Text_20_3" style:display-name="Body Text 3" style:family="paragraph" style:parent-style-name="Standard" style:default-outline-level="">
      <style:paragraph-properties fo:margin-top="0in" fo:margin-bottom="0.0835in" loext:contextual-spacing="false" fo:line-height="115%"/>
      <style:text-properties style:font-name="Calibri" fo:font-family="Calibri" style:font-family-generic="roman" style:font-pitch="variable" fo:font-size="8pt" style:font-size-asian="8pt" style:font-name-complex="Calibri1" style:font-family-complex="Calibri" style:font-family-generic-complex="system" style:font-pitch-complex="variable" style:font-size-complex="8pt"/>
    </style:style>
    <style:style style:name="dash041e_5f_0431_5f_044b_5f_0447_5f_043d_5f_044b_5f_0439" style:display-name="dash041e_0431_044b_0447_043d_044b_0439" style:family="paragraph" style:parent-style-name="Standard" style:default-outline-level="">
      <style:paragraph-properties fo:margin-top="0.1945in" fo:margin-bottom="0.1945in" loext:contextual-spacing="false"/>
    </style:style>
    <style:style style:name="Абзац_20_списка3" style:display-name="Абзац списка3" style:family="paragraph" style:parent-style-name="Standard" style:default-outline-level="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roman" style:font-pitch="variable" fo:font-size="11pt" style:font-size-asian="11pt" style:font-name-complex="Calibri1" style:font-family-complex="Calibri" style:font-family-generic-complex="system" style:font-pitch-complex="variable" style:font-size-complex="11pt"/>
    </style:style>
    <style:style style:name="List_20_Bullet" style:display-name="List Bullet" style:family="paragraph" style:parent-style-name="Standard" style:default-outline-level="">
      <style:paragraph-properties fo:margin-left="0.25in" fo:margin-right="0in" fo:text-align="justify" style:justify-single-word="false" fo:text-indent="-0.25in" style:auto-text-indent="false">
        <style:tab-stops>
          <style:tab-stop style:position="0.25in"/>
        </style:tab-stops>
      </style:paragraph-properties>
    </style:style>
    <style:style style:name="Style96" style:family="paragraph" style:parent-style-name="Standard" style:default-outline-level="">
      <style:paragraph-properties fo:orphans="0" fo:widows="0"/>
      <style:text-properties style:font-name="Arial Unicode MS" fo:font-family="'Arial Unicode MS', Arial" style:font-family-generic="roman" style:font-pitch="variable" style:font-name-complex="Arial Unicode MS1" style:font-family-complex="'Arial Unicode MS', Arial" style:font-family-generic-complex="system" style:font-pitch-complex="variable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 style:default-outline-level="">
      <style:paragraph-properties fo:margin-top="0.1945in" fo:margin-bottom="0.1945in" loext:contextual-spacing="false"/>
    </style:style>
    <style:style style:name="Основной_20_текст1" style:display-name="Основной текст1" style:family="paragraph" style:default-outline-level="">
      <style:paragraph-properties fo:margin-top="0in" fo:margin-bottom="0in" loext:contextual-spacing="false" style:line-height-at-least="0.1665in" fo:text-align="justify" style:justify-single-word="false" fo:orphans="0" fo:widows="0" style:writing-mode="lr-tb"/>
      <style:text-properties fo:color="#000000" style:font-name="Arial" fo:font-family="Arial, 'Times New Roman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Arial1" style:font-family-complex="Arial, 'Times New Roman'" style:font-family-generic-complex="system" style:font-pitch-complex="variable" style:font-size-complex="10pt" style:language-complex="ar" style:country-complex="SA"/>
    </style:style>
    <style:style style:name="Table_20_Style_20_2" style:display-name="Table Style 2" style:family="paragraph" style:default-outline-level="">
      <style:paragraph-properties fo:margin-top="0in" fo:margin-bottom="0in" loext:contextual-spacing="false" fo:text-align="start" style:justify-single-word="false" fo:orphans="2" fo:widows="2" style:writing-mode="lr-tb"/>
      <style:text-properties fo:color="#000000" style:font-name="Helvetica" fo:font-family="Helvetica" style:font-family-generic="roman" style:font-pitch="variable" style:font-name-asian="Times New Roman2" style:font-family-asian="'Times New Roman', 'Times New Roman'" style:font-family-generic-asian="system" style:font-pitch-asian="variable" style:font-name-complex="Helvetica1" style:font-family-complex="Helvetica" style:font-family-generic-complex="system" style:font-pitch-complex="variable" style:font-size-complex="10pt" style:language-complex="ar" style:country-complex="SA"/>
    </style:style>
    <style:style style:name="List_20_Bullet_20_5" style:display-name="List Bullet 5" style:family="paragraph" style:parent-style-name="Standard" style:default-outline-level="">
      <style:paragraph-properties fo:margin-left="0.8398in" fo:margin-right="0in" fo:text-align="justify" style:justify-single-word="false" fo:text-indent="-0.25in" style:auto-text-indent="false">
        <style:tab-stops>
          <style:tab-stop style:position="0.8398in"/>
        </style:tab-stops>
      </style:paragraph-properties>
      <style:text-properties style:font-size-complex="10pt"/>
    </style:style>
    <style:style style:name="Default" style:family="paragraph" style:default-outline-level="">
      <style:paragraph-properties fo:margin-top="0in" fo:margin-bottom="0in" loext:contextual-spacing="false" fo:text-align="start" style:justify-single-word="false" fo:orphans="2" fo:widows="2" style:writing-mode="lr-tb"/>
      <style:text-properties fo:color="#000000" style:font-name="Times New Roman" fo:font-family="'Times New Roman', 'Times New Roman'" style:font-family-generic="roman" style:font-pitch="variable" fo:font-size="12pt" style:font-name-asian="Times New Roman2" style:font-family-asian="'Times New Roman', 'Times New Roman'" style:font-family-generic-asian="system" style:font-pitch-asian="variable" style:font-size-asian="12pt" style:font-name-complex="Times New Roman2" style:font-family-complex="'Times New Roman', 'Times New Roman'" style:font-family-generic-complex="system" style:font-pitch-complex="variable" style:language-complex="ar" style:country-complex="SA"/>
    </style:style>
    <style:style style:name="Стиль" style:family="paragraph" style:default-outline-level="">
      <style:paragraph-properties fo:margin-top="0in" fo:margin-bottom="0in" loext:contextual-spacing="false" fo:text-align="start" style:justify-single-word="false" fo:orphans="0" fo:widows="0" style:writing-mode="lr-tb"/>
      <style:text-properties style:font-name="Times New Roman" fo:font-family="'Times New Roman', 'Times New Roman'" style:font-family-generic="roman" style:font-pitch="variable" fo:font-size="12pt" fo:letter-spacing="-0.0008in" fo:language="en" fo:country="US" style:letter-kerning="true" style:font-name-asian="Times New Roman2" style:font-family-asian="'Times New Roman', 'Times New Roman'" style:font-family-generic-asian="system" style:font-pitch-asian="variable" style:font-size-asian="12pt" style:font-name-complex="Times New Roman2" style:font-family-complex="'Times New Roman', 'Times New Roman'" style:font-family-generic-complex="system" style:font-pitch-complex="variable" style:font-size-complex="10pt" style:language-complex="ar" style:country-complex="SA"/>
    </style:style>
    <style:style style:name="Normal1" style:family="paragraph" style:default-outline-level="">
      <style:paragraph-properties fo:margin-top="0in" fo:margin-bottom="0in" loext:contextual-spacing="false" fo:text-align="start" style:justify-single-word="false" fo:orphans="2" fo:widows="2" style:writing-mode="lr-tb"/>
      <style:text-properties style:font-name="Times New Roman" fo:font-family="'Times New Roman', 'Times New Roman'" style:font-family-generic="roman" style:font-pitch="variable" style:font-name-asian="Times New Roman2" style:font-family-asian="'Times New Roman', 'Times New Roman'" style:font-family-generic-asian="system" style:font-pitch-asian="variable" style:font-name-complex="Times New Roman2" style:font-family-complex="'Times New Roman', 'Times New Roman'" style:font-family-generic-complex="system" style:font-pitch-complex="variable" style:font-size-complex="10pt" style:language-complex="ar" style:country-complex="SA"/>
    </style:style>
    <style:style style:name="Style91" style:family="paragraph" style:parent-style-name="Standard" style:default-outline-level="">
      <style:paragraph-properties fo:orphans="0" fo:widows="0"/>
      <style:text-properties style:font-name="Arial Unicode MS" fo:font-family="'Arial Unicode MS', Arial" style:font-family-generic="roman" style:font-pitch="variable" style:font-name-complex="Arial Unicode MS1" style:font-family-complex="'Arial Unicode MS', Arial" style:font-family-generic-complex="system" style:font-pitch-complex="variable"/>
    </style:style>
    <style:style style:name="Без_20_отступа" style:display-name="Без отступа" style:family="paragraph" style:parent-style-name="Standard" style:default-outline-level="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" style:default-outline-level="">
      <style:paragraph-properties fo:margin-top="0.0835in" fo:margin-bottom="0.0835in" loext:contextual-spacing="false"/>
      <style:text-properties style:font-size-complex="14pt"/>
    </style:style>
    <style:style style:name="Style16" style:family="paragraph" style:default-outline-level="">
      <style:paragraph-properties fo:margin-top="0in" fo:margin-bottom="0in" loext:contextual-spacing="false" fo:line-height="0.1929in" fo:text-align="justify" style:justify-single-word="false" fo:orphans="0" fo:widows="0" style:writing-mode="lr-tb"/>
      <style:text-properties fo:color="#000000" style:font-name="Arial Unicode MS" fo:font-family="'Arial Unicode MS', Arial" style:font-family-generic="roman" style:font-pitch="variable" fo:font-size="12pt" style:font-name-asian="Times New Roman2" style:font-family-asian="'Times New Roman', 'Times New Roman'" style:font-family-generic-asian="system" style:font-pitch-asian="variable" style:font-size-asian="12pt" style:font-name-complex="Arial Unicode MS1" style:font-family-complex="'Arial Unicode MS', Arial" style:font-family-generic-complex="system" style:font-pitch-complex="variable" style:language-complex="ar" style:country-complex="SA"/>
    </style:style>
    <style:style style:name="По_20_центру" style:display-name="По центру" style:family="paragraph" style:parent-style-name="Standard" style:default-outline-level="">
      <style:paragraph-properties fo:text-align="center" style:justify-single-word="false"/>
      <style:text-properties fo:font-size="14pt" style:font-size-asian="14pt" style:font-size-complex="10pt"/>
    </style:style>
    <style:style style:name="Основной_20_текст_20_21" style:display-name="Основной текст 21" style:family="paragraph" style:parent-style-name="Standard" style:default-outline-level="">
      <style:paragraph-properties fo:margin-left="0in" fo:margin-right="0in" fo:text-align="justify" style:justify-single-word="false" fo:text-indent="0.4925in" style:auto-text-indent="false"/>
    </style:style>
    <style:style style:name="Абзац_20_списка4" style:display-name="Абзац списка4" style:family="paragraph" style:parent-style-name="Standard" style:default-outline-level="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roman" style:font-pitch="variable" fo:font-size="11pt" style:font-size-asian="11pt" style:font-name-complex="Calibri1" style:font-family-complex="Calibri" style:font-family-generic-complex="system" style:font-pitch-complex="variable" style:font-size-complex="11pt"/>
    </style:style>
    <style:style style:name="western" style:family="paragraph" style:parent-style-name="Standard" style:default-outline-level="">
      <style:paragraph-properties fo:margin-top="0.1945in" fo:margin-bottom="0.1945in" loext:contextual-spacing="false"/>
    </style:style>
    <style:style style:name="Абзац_20_списка1" style:display-name="Абзац списка1" style:family="paragraph" style:parent-style-name="Standard" style:default-outline-level="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roman" style:font-pitch="variable" fo:font-size="11pt" style:font-size-asian="11pt" style:font-name-complex="Calibri1" style:font-family-complex="Calibri" style:font-family-generic-complex="system" style:font-pitch-complex="variable" style:font-size-complex="11pt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default-outline-level="">
      <style:paragraph-properties fo:margin-left="0.1972in" fo:margin-right="0in" fo:line-height="120%" fo:text-align="justify" style:justify-single-word="false" fo:text-indent="0in" style:auto-text-indent="false">
        <style:tab-stops>
          <style:tab-stop style:position="-1.5752in"/>
          <style:tab-stop style:position="0.4925in"/>
        </style:tab-stops>
      </style:paragraph-properties>
      <style:text-properties fo:font-size="14pt" fo:letter-spacing="-0.0016in" style:font-size-asian="14pt" style:font-size-complex="10pt"/>
    </style:style>
    <style:style style:name="Абзац_20_списка5" style:display-name="Абзац списка5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  <style:text-properties style:font-name-asian="Calibri1" style:font-family-asian="Calibri" style:font-family-generic-asian="system" style:font-pitch-asian="variable"/>
    </style:style>
    <style:style style:name="Table_20_Paragraph" style:display-name="Table Paragraph" style:family="paragraph" style:parent-style-name="Standard" style:default-outline-level="">
      <style:paragraph-properties fo:orphans="0" fo:widows="0"/>
      <style:text-properties style:font-name-asian="Calibri1" style:font-family-asian="Calibri" style:font-family-generic-asian="system" style:font-pitch-asian="variable"/>
    </style:style>
    <style:style style:name="List_20_Bullet_20_4" style:display-name="List Bullet 4" style:family="paragraph" style:parent-style-name="Standard" style:default-outline-level="">
      <style:paragraph-properties fo:margin-left="0.6429in" fo:margin-right="0in" fo:margin-top="0in" fo:margin-bottom="0in" loext:contextual-spacing="true" fo:text-indent="-0.25in" style:auto-text-indent="false">
        <style:tab-stops>
          <style:tab-stop style:position="0.6429in"/>
        </style:tab-stops>
      </style:paragraph-properties>
    </style:style>
    <style:style style:name="Normal_20__28_Web_29_" style:display-name="Normal (Web)" style:family="paragraph" style:parent-style-name="Standard" style:default-outline-level="">
      <style:paragraph-properties fo:margin-left="0.5in" fo:margin-right="0in" fo:margin-top="0.1945in" fo:margin-bottom="0.1945in" loext:contextual-spacing="false" fo:text-indent="0in" style:auto-text-indent="false">
        <style:tab-stops>
          <style:tab-stop style:position="0.5in"/>
        </style:tab-stops>
      </style:paragraph-properties>
    </style:style>
    <style:style style:name="список_20_с_20_точками" style:display-name="список с точками" style:family="paragraph" style:parent-style-name="Standard" style:default-outline-level="">
      <style:paragraph-properties fo:margin-left="0.25in" fo:margin-right="0in" fo:line-height="130%" fo:text-align="justify" style:justify-single-word="false" fo:text-indent="-0.25in" style:auto-text-indent="false">
        <style:tab-stops>
          <style:tab-stop style:position="0.25in"/>
        </style:tab-stops>
      </style:paragraph-properties>
    </style:style>
    <style:style style:name="Для_20_таблиц" style:display-name="Для таблиц" style:family="paragraph" style:parent-style-name="Standard" style:default-outline-level=""/>
    <style:style style:name="Абзац_20_списка2" style:display-name="Абзац списка2" style:family="paragraph" style:parent-style-name="Standard" style:default-outline-level="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roman" style:font-pitch="variable" fo:font-size="11pt" style:font-size-asian="11pt" style:font-name-complex="Calibri1" style:font-family-complex="Calibri" style:font-family-generic-complex="system" style:font-pitch-complex="variable" style:font-size-complex="11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 style:default-outline-level="">
      <style:paragraph-properties fo:margin-top="0in" fo:margin-bottom="0.111in" loext:contextual-spacing="false" fo:line-height="0.1665in">
        <style:tab-stops>
          <style:tab-stop style:position="0.4465in"/>
        </style:tab-stops>
      </style:paragraph-properties>
      <style:text-properties style:font-name="Verdana" fo:font-family="Verdana" style:font-family-generic="roman" style:font-pitch="variable" fo:font-size="10pt" fo:language="en" fo:country="US" style:font-size-asian="10pt" style:font-name-complex="Verdana1" style:font-family-complex="Verdana" style:font-family-generic-complex="system" style:font-pitch-complex="variable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ConsPlusNormal" style:family="paragraph" style:default-outline-level="">
      <style:paragraph-properties fo:margin-left="0in" fo:margin-right="0in" fo:margin-top="0in" fo:margin-bottom="0in" loext:contextual-spacing="false" fo:text-align="start" style:justify-single-word="false" fo:orphans="0" fo:widows="0" fo:text-indent="0.5in" style:auto-text-indent="false" style:writing-mode="lr-tb"/>
      <style:text-properties style:font-name="Arial" fo:font-family="Arial, 'Times New Roman'" style:font-family-generic="roman" style:font-pitch="variable" style:font-name-asian="Times New Roman2" style:font-family-asian="'Times New Roman', 'Times New Roman'" style:font-family-generic-asian="system" style:font-pitch-asian="variable" style:font-name-complex="Arial1" style:font-family-complex="Arial, 'Times New Roman'" style:font-family-generic-complex="system" style:font-pitch-complex="variable" style:font-size-complex="10pt" style:language-complex="ar" style:country-complex="SA"/>
    </style:style>
    <style:style style:name="Обычный1" style:family="paragraph" style:default-outline-level="">
      <style:paragraph-properties fo:margin-top="0in" fo:margin-bottom="0.139in" loext:contextual-spacing="false" fo:line-height="115%" fo:text-align="start" style:justify-single-word="false" fo:orphans="2" fo:widows="2" style:writing-mode="lr-tb"/>
      <style:text-properties fo:color="#000000" style:font-name="Times New Roman" fo:font-family="'Times New Roman', 'Times New Roman'" style:font-family-generic="roman" style:font-pitch="variable" fo:font-size="8pt" style:font-name-asian="Calibri1" style:font-family-asian="Calibri" style:font-family-generic-asian="system" style:font-pitch-asian="variable" style:font-size-asian="8pt" style:font-name-complex="Times New Roman2" style:font-family-complex="'Times New Roman', 'Times New Roman'" style:font-family-generic-complex="system" style:font-pitch-complex="variable" style:font-size-complex="10pt" style:language-complex="ar" style:country-complex="SA"/>
    </style:style>
    <style:style style:name="Style40" style:family="paragraph" style:parent-style-name="Standard" style:default-outline-level="">
      <style:paragraph-properties fo:orphans="0" fo:widows="0"/>
      <style:text-properties style:font-name="Arial Unicode MS" fo:font-family="'Arial Unicode MS', Arial" style:font-family-generic="roman" style:font-pitch="variable" style:font-name-complex="Arial Unicode MS1" style:font-family-complex="'Arial Unicode MS', Arial" style:font-family-generic-complex="system" style:font-pitch-complex="variable"/>
    </style:style>
    <style:style style:name="for_5f_tables_5f_12" style:display-name="for_tables_12" style:family="paragraph" style:parent-style-name="Standard" style:default-outline-level="">
      <style:paragraph-properties fo:line-height="0.222in">
        <style:tab-stops>
          <style:tab-stop style:position="0.4465in"/>
        </style:tab-stops>
      </style:paragraph-properties>
    </style:style>
    <style:style style:name="Абзац_20_списка6" style:display-name="Абзац списка6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  <style:text-properties style:font-name-asian="Calibri1" style:font-family-asian="Calibri" style:font-family-generic-asian="system" style:font-pitch-asian="variable"/>
    </style:style>
    <style:style style:name="Знак_20_Знак_20_Знак_20_Знак_20_Знак_20_Знак_20_Знак1" style:display-name="Знак Знак Знак Знак Знак Знак Знак1" style:family="paragraph" style:parent-style-name="Standard" style:default-outline-level="">
      <style:paragraph-properties fo:margin-top="0in" fo:margin-bottom="0.111in" loext:contextual-spacing="false" fo:line-height="0.1665in">
        <style:tab-stops>
          <style:tab-stop style:position="0.4465in"/>
        </style:tab-stops>
      </style:paragraph-properties>
      <style:text-properties style:font-name="Verdana" fo:font-family="Verdana" style:font-family-generic="roman" style:font-pitch="variable" fo:font-size="10pt" fo:language="en" fo:country="US" style:font-size-asian="10pt" style:font-name-complex="Verdana1" style:font-family-complex="Verdana" style:font-family-generic-complex="system" style:font-pitch-complex="variable" style:font-size-complex="10pt"/>
    </style:style>
    <style:style style:name="times14_5f__5f__5f_0420_5f_0418_5f_041e2" style:display-name="times14___0420_0418_041e2" style:family="paragraph" style:parent-style-name="Standard" style:default-outline-level="">
      <style:paragraph-properties fo:margin-top="0.1945in" fo:margin-bottom="0.1945in" loext:contextual-spacing="false"/>
    </style:style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 style:default-outline-level="">
      <style:paragraph-properties fo:margin-top="0in" fo:margin-bottom="0.111in" loext:contextual-spacing="false" fo:line-height="0.1665in">
        <style:tab-stops>
          <style:tab-stop style:position="0.4465in"/>
        </style:tab-stops>
      </style:paragraph-properties>
      <style:text-properties style:font-name="Verdana" fo:font-family="Verdana" style:font-family-generic="roman" style:font-pitch="variable" fo:font-size="10pt" fo:language="en" fo:country="US" style:font-size-asian="10pt" style:font-name-complex="Verdana1" style:font-family-complex="Verdana" style:font-family-generic-complex="system" style:font-pitch-complex="variable" style:font-size-complex="10pt"/>
    </style:style>
    <style:style style:name="Обычный_20__2b__20_14_20_pt.по_20_ширине.Первая_20_строка_3a__20__20_0.97_20_см.Справа_3a__20__20_-1.25_20_см.Между..._20_..." style:display-name="Обычный + 14 pt.по ширине.Первая строка:  0.97 см.Справа:  -1.25 см.Между... ..." style:family="paragraph" style:parent-style-name="Standard" style:default-outline-level="">
      <style:paragraph-properties fo:margin-left="0in" fo:margin-right="-0.4902in" fo:line-height="120%" fo:text-align="justify" style:justify-single-word="false" fo:orphans="0" fo:widows="0" fo:text-indent="0in" style:auto-text-indent="false"/>
      <style:text-properties fo:font-size="14pt" style:font-size-asian="14pt" style:font-size-complex="14pt"/>
    </style:style>
    <style:style style:name="msonormal" style:family="paragraph" style:parent-style-name="Standard" style:default-outline-level="">
      <style:paragraph-properties fo:margin-top="0.1945in" fo:margin-bottom="0.1945in" loext:contextual-spacing="false"/>
    </style:style>
    <style:style style:name="Содержимое_20_таблицы" style:display-name="Содержимое таблицы" style:family="paragraph" style:parent-style-name="Standard" style:default-outline-level="">
      <style:paragraph-properties text:number-lines="false" text:line-number="0"/>
    </style:style>
    <style:style style:name="Заголовок_20_таблицы" style:display-name="Заголовок таблицы" style:family="paragraph" style:parent-style-name="Содержимое_20_таблицы" style:default-outline-level="">
      <style:paragraph-properties fo:text-align="center" style:justify-single-word="false"/>
      <style:text-properties fo:font-weight="bold" style:font-weight-asian="bold" style:font-weight-complex="bold"/>
    </style:style>
    <style:style style:name="Текст_20_в_20_заданном_20_формате" style:display-name="Текст в заданном формате" style:family="paragraph" style:parent-style-name="Standard" style:default-outline-level="">
      <style:text-properties style:font-name="Liberation Mono1" fo:font-family="'Liberation Mono'" style:font-family-generic="roman" style:font-pitch="variable" fo:font-size="10pt" style:font-name-asian="Liberation Mono2" style:font-family-asian="'Liberation Mono'" style:font-family-generic-asian="system" style:font-pitch-asian="variable" style:font-size-asian="10pt" style:font-name-complex="Liberation Mono2" style:font-family-complex="'Liberation Mono'" style:font-family-generic-complex="system" style:font-pitch-complex="variable" style:font-size-complex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annotation_20_text" style:display-name="annotation text" style:family="paragraph" style:parent-style-name="normal" style:default-outline-level="">
      <style:paragraph-properties fo:line-height="100%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WW8Num1z0" style:family="text">
      <style:text-properties style:font-name="Symbol" fo:font-family="Symbol, Terminal" style:font-family-generic="roman" style:font-pitch="variable" fo:font-size="10pt" style:font-size-asian="10pt" style:font-name-complex="Symbol1" style:font-family-complex="Symbol, Terminal" style:font-family-generic-complex="system" style:font-pitch-complex="variable"/>
    </style:style>
    <style:style style:name="WW8Num2z0" style:family="text">
      <style:text-properties style:font-name="Symbol" fo:font-family="Symbol, Terminal" style:font-family-generic="roman" style:font-pitch="variable" fo:font-size="10pt" style:font-size-asian="10pt" style:font-name-complex="Symbol1" style:font-family-complex="Symbol, Terminal" style:font-family-generic-complex="system" style:font-pitch-complex="variable"/>
    </style:style>
    <style:style style:name="WW8Num3z0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text-position="0% 100%" style:font-name="Symbol" fo:font-family="Symbol, Terminal" style:font-family-generic="roman" style:font-pitch="variable" fo:font-size="12pt" fo:letter-spacing="normal" fo:font-style="normal" fo:font-weight="normal" style:font-size-asian="12pt" style:font-style-asian="normal" style:font-weight-asian="normal" style:font-name-complex="Symbol1" style:font-family-complex="Symbol, Terminal" style:font-family-generic-complex="system" style:font-pitch-complex="variable" style:font-size-complex="12pt" style:text-scale="100%"/>
    </style:style>
    <style:style style:name="WW8Num5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5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5z3" style:family="text">
      <style:text-properties style:font-name="Symbol" fo:font-family="Symbol, Terminal" style:font-family-generic="roman" style:font-pitch="variable" style:font-name-complex="Symbol1" style:font-family-complex="Symbol, Terminal" style:font-family-generic-complex="system" style:font-pitch-complex="variable"/>
    </style:style>
    <style:style style:name="WW8Num6z0" style:family="text">
      <style:text-properties style:font-name="Symbol" fo:font-family="Symbol, Terminal" style:font-family-generic="roman" style:font-pitch="variable" fo:font-size="10pt" style:font-size-asian="10pt" style:font-name-complex="Symbol1" style:font-family-complex="Symbol, Terminal" style:font-family-generic-complex="system" style:font-pitch-complex="variable"/>
    </style:style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Symbol" fo:font-family="Symbol, Terminal" style:font-family-generic="roman" style:font-pitch="variable" style:font-name-complex="Symbol1" style:font-family-complex="Symbol, Terminal" style:font-family-generic-complex="system" style:font-pitch-complex="variable"/>
    </style:style>
    <style:style style:name="WW8Num8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8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9z0" style:family="text">
      <style:text-properties fo:color="#000000"/>
    </style:style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-complex="Symbol1" style:font-family-complex="Symbol, Terminal" style:font-family-generic-complex="system" style:font-pitch-complex="variable"/>
    </style:style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Заголовок_20_1_20_Знак" style:display-name="Заголовок 1 Знак" style:family="text">
      <style:text-properties style:font-name="Times New Roman" fo:font-family="'Times New Roman', 'Times New Roman'" style:font-family-generic="roman" style:font-pitch="variable" fo:font-size="12pt" fo:font-style="italic" style:font-size-asian="12pt" style:font-style-asian="italic" style:font-name-complex="Times New Roman2" style:font-family-complex="'Times New Roman', 'Times New Roman'" style:font-family-generic-complex="system" style:font-pitch-complex="variable" style:font-size-complex="12pt"/>
    </style:style>
    <style:style style:name="Заголовок_20_2_20_Знак" style:display-name="Заголовок 2 Знак" style:family="text">
      <style:text-properties fo:color="#808080" style:font-name="Cambria" fo:font-family="Cambria" style:font-family-generic="roman" style:font-pitch="variable" fo:font-size="13pt" fo:font-weight="bold" style:font-size-asian="13pt" style:font-weight-asian="bold" style:font-name-complex="Times New Roman2" style:font-family-complex="'Times New Roman', 'Times New Roman'" style:font-family-generic-complex="system" style:font-pitch-complex="variable" style:font-weight-complex="bold"/>
    </style:style>
    <style:style style:name="Заголовок_20_3_20_Знак" style:display-name="Заголовок 3 Знак" style:family="text">
      <style:text-properties fo:color="#808080" style:font-name="Cambria" fo:font-family="Cambria" style:font-family-generic="roman" style:font-pitch="variable" fo:font-size="12pt" fo:font-weight="bold" style:font-name-asian="Times New Roman2" style:font-family-asian="'Times New Roman', 'Times New Roman'" style:font-family-generic-asian="system" style:font-pitch-asian="variable" style:font-size-asian="12pt" style:font-weight-asian="bold" style:font-name-complex="Times New Roman2" style:font-family-complex="'Times New Roman', 'Times New Roman'" style:font-family-generic-complex="system" style:font-pitch-complex="variable" style:font-weight-complex="bold"/>
    </style:style>
    <style:style style:name="Заголовок_20_4_20_Знак" style:display-name="Заголовок 4 Знак" style:family="text">
      <style:text-properties style:font-name="Times New Roman" fo:font-family="'Times New Roman', 'Times New Roman'" style:font-family-generic="roman" style:font-pitch="variable" fo:font-size="14pt" fo:font-weight="bold" style:font-size-asian="14pt" style:font-weight-asian="bold" style:font-name-complex="Times New Roman2" style:font-family-complex="'Times New Roman', 'Times New Roman'" style:font-family-generic-complex="system" style:font-pitch-complex="variable" style:font-size-complex="14pt" style:font-weight-complex="bold"/>
    </style:style>
    <style:style style:name="Заголовок_20_5_20_Знак" style:display-name="Заголовок 5 Знак" style:family="text">
      <style:text-properties style:font-name="Times New Roman" fo:font-family="'Times New Roman', 'Times New Roman'" style:font-family-generic="roman" style:font-pitch="variable" fo:font-size="13pt" fo:font-style="italic" fo:font-weight="bold" style:font-size-asian="13pt" style:font-style-asian="italic" style:font-weight-asian="bold" style:font-name-complex="Times New Roman2" style:font-family-complex="'Times New Roman', 'Times New Roman'" style:font-family-generic-complex="system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>
      <style:text-properties fo:color="#000080" style:font-name="Cambria" fo:font-family="Cambria" style:font-family-generic="roman" style:font-pitch="variable" fo:font-size="12pt" fo:font-style="italic" style:font-size-asian="12pt" style:font-style-asian="italic" style:font-name-complex="Times New Roman2" style:font-family-complex="'Times New Roman', 'Times New Roman'" style:font-family-generic-complex="system" style:font-pitch-complex="variable" style:font-style-complex="italic"/>
    </style:style>
    <style:style style:name="Заголовок_20_7_20_Знак" style:display-name="Заголовок 7 Знак" style:family="text">
      <style:text-properties fo:color="#000000" style:font-name="Cambria" fo:font-family="Cambria" style:font-family-generic="roman" style:font-pitch="variable" fo:font-size="12pt" fo:font-style="italic" style:font-size-asian="12pt" style:font-style-asian="italic" style:font-name-complex="Times New Roman2" style:font-family-complex="'Times New Roman', 'Times New Roman'" style:font-family-generic-complex="system" style:font-pitch-complex="variable" style:font-style-complex="italic"/>
    </style:style>
    <style:style style:name="Заголовок_20_9_20_Знак" style:display-name="Заголовок 9 Знак" style:family="text">
      <style:text-properties fo:color="#000000" style:font-name="Cambria" fo:font-family="Cambria" style:font-family-generic="roman" style:font-pitch="variable" fo:font-style="italic" style:font-style-asian="italic" style:font-name-complex="Times New Roman2" style:font-family-complex="'Times New Roman', 'Times New Roman'" style:font-family-generic-complex="system" style:font-pitch-complex="variable" style:font-style-complex="italic"/>
    </style:style>
    <style:style style:name="short_5f_text" style:display-name="short_text" style:family="text">
      <style:text-properties style:font-name-complex="Times New Roman2" style:font-family-complex="'Times New Roman', 'Times New Roman'" style:font-family-generic-complex="system" style:font-pitch-complex="variable"/>
    </style:style>
    <style:style style:name="Интернет-ссылка" style:family="text">
      <style:text-properties fo:color="#0000ff" style:text-underline-style="solid" style:text-underline-width="auto" style:text-underline-color="font-color" style:font-name-complex="Times New Roman2" style:font-family-complex="'Times New Roman', 'Times New Roman'" style:font-family-generic-complex="system" style:font-pitch-complex="variable"/>
    </style:style>
    <style:style style:name="times14_5f__5f__5f_0420_5f_0418_5f_041e2_5f__5f_char" style:display-name="times14___0420_0418_041e2__char" style:family="text" style:parent-style-name="Default_20_Paragraph_20_Font"/>
    <style:style style:name="hps" style:family="text">
      <style:text-properties style:font-name-complex="Times New Roman2" style:font-family-complex="'Times New Roman', 'Times New Roman'" style:font-family-generic-complex="system" style:font-pitch-complex="variable"/>
    </style:style>
    <style:style style:name="Подзаголовок_20_Знак" style:display-name="Подзаголовок Знак" style:family="text">
      <style:text-properties fo:font-variant="small-caps" style:font-name="Times New Roman" fo:font-family="'Times New Roman', 'Times New Roman'" style:font-family-generic="roman" style:font-pitch="variable" fo:font-size="12pt" fo:font-weight="bold" style:font-size-asian="12pt" style:font-weight-asian="bold" style:font-name-complex="Times New Roman2" style:font-family-complex="'Times New Roman', 'Times New Roman'" style:font-family-generic-complex="system" style:font-pitch-complex="variable" style:font-size-complex="12pt" style:font-weight-complex="bold"/>
    </style:style>
    <style:style style:name="Font_20_Style143" style:display-name="Font Style143" style:family="text">
      <style:text-properties style:font-name="Arial Unicode MS" fo:font-family="'Arial Unicode MS', Arial" style:font-family-generic="roman" style:font-pitch="variable" fo:font-size="8pt" fo:font-weight="bold" style:font-name-asian="Times New Roman2" style:font-family-asian="'Times New Roman', 'Times New Roman'" style:font-family-generic-asian="system" style:font-pitch-asian="variable" style:font-size-asian="8pt" style:font-weight-asian="bold"/>
    </style:style>
    <style:style style:name="Заголовок_20__2116_2_20__28_2_29__5f_" style:display-name="Заголовок №2 (2)_" style:family="text">
      <style:text-properties style:font-name="Times New Roman" fo:font-family="'Times New Roman', 'Times New Roman'" style:font-family-generic="roman" style:font-pitch="variable" fo:background-color="#ffffff" style:font-name-complex="Times New Roman2" style:font-family-complex="'Times New Roman', 'Times New Roman'" style:font-family-generic-complex="system" style:font-pitch-complex="variable"/>
    </style:style>
    <style:style style:name="Основной_20_текст_20_2_20_Знак" style:display-name="Основной текст 2 Знак" style:family="text">
      <style:text-properties fo:font-size="11pt" style:font-name-asian="Times New Roman2" style:font-family-asian="'Times New Roman', 'Times New Roman'" style:font-family-generic-asian="system" style:font-pitch-asian="variable" style:font-size-asian="11pt" style:font-name-complex="Times New Roman2" style:font-family-complex="'Times New Roman', 'Times New Roman'" style:font-family-generic-complex="system" style:font-pitch-complex="variable" style:font-size-complex="11pt"/>
    </style:style>
    <style:style style:name="HTML_20_Cite" style:display-name="HTML Cite" style:family="text">
      <style:text-properties fo:font-style="italic" style:font-style-asian="italic" style:font-style-complex="italic"/>
    </style:style>
    <style:style style:name="Основной_20_текст_20_Знак" style:display-name="Основной текст Знак" style:family="text">
      <style:text-properties style:font-name="Times New Roman" fo:font-family="'Times New Roman', 'Times New Roman'" style:font-family-generic="roman" style:font-pitch="variable" fo:font-size="12pt" fo:font-weight="bold" style:font-size-asian="12pt" style:font-weight-asian="bold" style:font-name-complex="Times New Roman2" style:font-family-complex="'Times New Roman', 'Times New Roman'" style:font-family-generic-complex="system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>
      <style:text-properties style:font-name="Times New Roman" fo:font-family="'Times New Roman', 'Times New Roman'" style:font-family-generic="roman" style:font-pitch="variable" fo:font-size="12pt" fo:font-weight="bold" style:font-size-asian="12pt" style:font-weight-asian="bold" style:font-name-complex="Times New Roman2" style:font-family-complex="'Times New Roman', 'Times New Roman'" style:font-family-generic-complex="system" style:font-pitch-complex="variable" style:font-size-complex="12pt"/>
    </style:style>
    <style:style style:name="Знак4_20_Знак_20_Знак" style:display-name="Знак4 Знак Знак" style:family="text">
      <style:text-properties style:font-name="Calibri" fo:font-family="Calibri" style:font-family-generic="roman" style:font-pitch="variable" fo:font-size="11pt" fo:language="ru" fo:country="RU" style:font-size-asian="11pt" style:font-name-complex="Calibri1" style:font-family-complex="Calibri" style:font-family-generic-complex="system" style:font-pitch-complex="variable"/>
    </style:style>
    <style:style style:name="apple-converted-space" style:family="text">
      <style:text-properties style:font-name-complex="Times New Roman2" style:font-family-complex="'Times New Roman', 'Times New Roman'" style:font-family-generic-complex="system" style:font-pitch-complex="variable"/>
    </style:style>
    <style:style style:name="Font_20_Style141" style:display-name="Font Style141" style:family="text">
      <style:text-properties style:font-name="Arial Unicode MS" fo:font-family="'Arial Unicode MS', Arial" style:font-family-generic="roman" style:font-pitch="variable" fo:font-size="7pt" style:font-name-asian="Times New Roman2" style:font-family-asian="'Times New Roman', 'Times New Roman'" style:font-family-generic-asian="system" style:font-pitch-asian="variable" style:font-size-asian="7pt"/>
    </style:style>
    <style:style style:name="hps_20_atn" style:display-name="hps atn" style:family="text" style:parent-style-name="Default_20_Paragraph_20_Font"/>
    <style:style style:name="Стандартный_20_HTML_20_Знак" style:display-name="Стандартный HTML Знак" style:family="text">
      <style:text-properties style:font-name="Courier New" fo:font-family="'Courier New'" style:font-family-generic="roman" style:font-pitch="variable" style:font-name-asian="Times New Roman2" style:font-family-asian="'Times New Roman', 'Times New Roman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Текст_20_Знак" style:display-name="Текст Знак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Основной_20_текст_20__28_2_29__20__2b__20_Полужирный" style:display-name="Основной текст (2) + Полужирный" style:family="text">
      <style:text-properties fo:color="#000000" style:text-position="0% 100%" style:font-name="Times New Roman" fo:font-family="'Times New Roman', 'Times New Roman'" style:font-family-generic="roman" style:font-pitch="variable" fo:font-size="12pt" fo:letter-spacing="normal" fo:language="ru" fo:country="RU" style:text-underline-style="none" fo:font-weight="bold" style:font-size-asian="12pt" style:font-weight-asian="bold" style:font-name-complex="Times New Roman2" style:font-family-complex="'Times New Roman', 'Times New Roman'" style:font-family-generic-complex="system" style:font-pitch-complex="variable" style:font-weight-complex="bold" style:text-scale="100%"/>
    </style:style>
    <style:style style:name="Times14_5f_РИО2_20_Знак" style:display-name="Times14_РИО2 Знак" style:family="text">
      <style:text-properties style:font-name="Times New Roman" fo:font-family="'Times New Roman', 'Times New Roman'" style:font-family-generic="roman" style:font-pitch="variable" fo:font-size="14pt" style:font-name-asian="Times New Roman2" style:font-family-asian="'Times New Roman', 'Times New Roman'" style:font-family-generic-asian="system" style:font-pitch-asian="variable" style:font-size-asian="14pt" style:font-name-complex="Times New Roman2" style:font-family-complex="'Times New Roman', 'Times New Roman'" style:font-family-generic-complex="system" style:font-pitch-complex="variable" style:font-size-complex="12pt"/>
    </style:style>
    <style:style style:name="Текст_20_абзаца_20_Char" style:display-name="Текст абзаца Char" style:family="text">
      <style:text-properties style:font-name="Times New Roman" fo:font-family="'Times New Roman', 'Times New Roman'" style:font-family-generic="roman" style:font-pitch="variable" fo:font-size="12pt" fo:language="en" fo:country="US" style:font-name-asian="Times New Roman2" style:font-family-asian="'Times New Roman', 'Times New Roman'" style:font-family-generic-asian="system" style:font-pitch-asian="variable" style:font-size-asian="12pt" style:font-name-complex="Times New Roman2" style:font-family-complex="'Times New Roman', 'Times New Roman'" style:font-family-generic-complex="system" style:font-pitch-complex="variable" style:font-size-complex="12pt"/>
    </style:style>
    <style:style style:name="Основной_20_текст_20__28_2_29_" style:display-name="Основной текст (2)" style:family="text">
      <style:text-properties fo:color="#000000" style:text-position="0% 100%" style:font-name="Times New Roman" fo:font-family="'Times New Roman', 'Times New Roman'" style:font-family-generic="roman" style:font-pitch="variable" fo:font-size="12pt" fo:letter-spacing="normal" fo:language="ru" fo:country="RU" style:text-underline-style="solid" style:text-underline-width="auto" style:text-underline-color="font-color" style:font-size-asian="12pt" style:font-name-complex="Times New Roman2" style:font-family-complex="'Times New Roman', 'Times New Roman'" style:font-family-generic-complex="system" style:font-pitch-complex="variable" style:text-scale="100%"/>
    </style:style>
    <style:style style:name="Hyperlink.0" style:family="text">
      <style:text-properties fo:color="#000080" fo:font-size="10pt" style:text-underline-style="solid" style:text-underline-width="auto" style:text-underline-color="font-color" style:font-size-asian="10pt" style:font-name-complex="Times New Roman2" style:font-family-complex="'Times New Roman', 'Times New Roman'" style:font-family-generic-complex="system" style:font-pitch-complex="variable"/>
    </style:style>
    <style:style style:name="Знак_20_Знак" style:display-name="Знак Знак" style:family="text">
      <style:text-properties style:font-name="Times New Roman" fo:font-family="'Times New Roman', 'Times New Roman'" style:font-family-generic="roman" style:font-pitch="variable" fo:font-size="12pt" fo:font-weight="bold" style:font-size-asian="12pt" style:font-weight-asian="bold" style:font-name-complex="Times New Roman2" style:font-family-complex="'Times New Roman', 'Times New Roman'" style:font-family-generic-complex="system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>
      <style:text-properties fo:color="#000000" style:font-name="Times New Roman" fo:font-family="'Times New Roman', 'Times New Roman'" style:font-family-generic="roman" style:font-pitch="variable" fo:font-size="12pt" style:font-size-asian="12pt" style:font-name-complex="Times New Roman2" style:font-family-complex="'Times New Roman', 'Times New Roman'" style:font-family-generic-complex="system" style:font-pitch-complex="variable"/>
    </style:style>
    <style:style style:name="Book_20_Title" style:display-name="Book Title" style:family="text">
      <style:text-properties fo:font-variant="small-caps" fo:letter-spacing="0.0035in" fo:font-weight="bold" style:font-weight-asian="bold" style:font-weight-complex="bold"/>
    </style:style>
    <style:style style:name="apple-style-span" style:family="text">
      <style:text-properties style:font-name-complex="Times New Roman2" style:font-family-complex="'Times New Roman', 'Times New Roman'" style:font-family-generic-complex="system" style:font-pitch-complex="variable"/>
    </style:style>
    <style:style style:name="dash041e_5f_0431_5f_044b_5f_0447_5f_043d_5f_044b_5f_0439_5f__5f_char" style:display-name="dash041e_0431_044b_0447_043d_044b_0439__char" style:family="text" style:parent-style-name="Default_20_Paragraph_20_Font"/>
    <style:style style:name="Верхний_20_колонтитул_20_Знак" style:display-name="Верхний колонтитул Знак" style:family="text">
      <style:text-properties style:font-name="Times New Roman" fo:font-family="'Times New Roman', 'Times New Roman'" style:font-family-generic="roman" style:font-pitch="variable" fo:font-size="12pt" style:font-size-asian="12pt" style:font-name-complex="Times New Roman2" style:font-family-complex="'Times New Roman', 'Times New Roman'" style:font-family-generic-complex="system" style:font-pitch-complex="variable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Default_20_Paragraph_20_Font"/>
    <style:style style:name="Font_20_Style171" style:display-name="Font Style171" style:family="text">
      <style:text-properties style:font-name="Arial Unicode MS" fo:font-family="'Arial Unicode MS', Arial" style:font-family-generic="roman" style:font-pitch="variable" fo:font-size="8pt" style:font-name-asian="Times New Roman2" style:font-family-asian="'Times New Roman', 'Times New Roman'" style:font-family-generic-asian="system" style:font-pitch-asian="variable" style:font-size-asian="8pt"/>
    </style:style>
    <style:style style:name="translation" style:family="text">
      <style:text-properties style:font-name-complex="Times New Roman2" style:font-family-complex="'Times New Roman', 'Times New Roman'" style:font-family-generic-complex="system" style:font-pitch-complex="variable"/>
    </style:style>
    <style:style style:name="Основной_20_текст_20_с_20_отступом_20_3_20_Знак" style:display-name="Основной текст с отступом 3 Знак" style:family="text">
      <style:text-properties style:font-name="Times New Roman" fo:font-family="'Times New Roman', 'Times New Roman'" style:font-family-generic="roman" style:font-pitch="variable" fo:font-size="12pt" style:font-size-asian="12pt" style:font-name-complex="Times New Roman2" style:font-family-complex="'Times New Roman', 'Times New Roman'" style:font-family-generic-complex="system" style:font-pitch-complex="variable" style:font-size-complex="12pt"/>
    </style:style>
    <style:style style:name="Заголовок_20_Знак" style:display-name="Заголовок Знак" style:family="text">
      <style:text-properties style:font-name="Times New Roman" fo:font-family="'Times New Roman', 'Times New Roman'" style:font-family-generic="roman" style:font-pitch="variable" fo:font-size="12pt" fo:font-weight="bold" style:font-size-asian="12pt" style:font-weight-asian="bold" style:font-name-complex="Times New Roman2" style:font-family-complex="'Times New Roman', 'Times New Roman'" style:font-family-generic-complex="system" style:font-pitch-complex="variable" style:font-size-complex="12pt"/>
    </style:style>
    <style:style style:name="Основной_20_текст_20__28_2_29__5f_" style:display-name="Основной текст (2)_" style:family="text">
      <style:text-properties style:font-name="Times New Roman" fo:font-family="'Times New Roman', 'Times New Roman'" style:font-family-generic="roman" style:font-pitch="variable" style:text-underline-style="none" style:font-name-complex="Times New Roman2" style:font-family-complex="'Times New Roman', 'Times New Roman'" style:font-family-generic-complex="system" style:font-pitch-complex="variable"/>
    </style:style>
    <style:style style:name="Font_20_Style139" style:display-name="Font Style139" style:family="text">
      <style:text-properties style:font-name="Arial Unicode MS" fo:font-family="'Arial Unicode MS', Arial" style:font-family-generic="roman" style:font-pitch="variable" fo:font-size="7pt" style:font-name-asian="Times New Roman2" style:font-family-asian="'Times New Roman', 'Times New Roman'" style:font-family-generic-asian="system" style:font-pitch-asian="variable" style:font-size-asian="7pt"/>
    </style:style>
    <style:style style:name="Нижний_20_колонтитул_20_Знак" style:display-name="Нижний колонтитул Знак" style:family="text">
      <style:text-properties style:font-name="Times New Roman" fo:font-family="'Times New Roman', 'Times New Roman'" style:font-family-generic="roman" style:font-pitch="variable" fo:font-size="12pt" style:font-size-asian="12pt" style:font-name-complex="Times New Roman2" style:font-family-complex="'Times New Roman', 'Times New Roman'" style:font-family-generic-complex="system" style:font-pitch-complex="variable" style:font-size-complex="12pt"/>
    </style:style>
    <style:style style:name="Знак_20_Знак4" style:display-name="Знак Знак4" style:family="text">
      <style:text-properties style:font-name="Calibri" fo:font-family="Calibri" style:font-family-generic="roman" style:font-pitch="variable" fo:font-size="11pt" fo:font-weight="bold" style:font-size-asian="11pt" style:font-weight-asian="bold" style:font-name-complex="Times New Roman2" style:font-family-complex="'Times New Roman', 'Times New Roman'" style:font-family-generic-complex="system" style:font-pitch-complex="variable" style:font-size-complex="11pt" style:font-weight-complex="bold"/>
    </style:style>
    <style:style style:name="Текст_20_выноски_20_Знак" style:display-name="Текст выноски Знак" style:family="text">
      <style:text-properties style:font-name="Tahoma" fo:font-family="Tahoma" style:font-family-generic="roman" style:font-pitch="variable" fo:font-size="8pt" style:font-name-asian="Times New Roman2" style:font-family-asian="'Times New Roman', 'Times New Roman'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Font_20_Style177" style:display-name="Font Style177" style:family="text">
      <style:text-properties style:font-name="Times New Roman" fo:font-family="'Times New Roman', 'Times New Roman'" style:font-family-generic="roman" style:font-pitch="variable" fo:font-size="8pt" fo:font-weight="bold" style:font-size-asian="8pt" style:font-weight-asian="bold" style:font-name-complex="Times New Roman2" style:font-family-complex="'Times New Roman', 'Times New Roman'" style:font-family-generic-complex="system" style:font-pitch-complex="variable"/>
    </style:style>
    <style:style style:name="Основной_20_текст_20_3_20_Знак" style:display-name="Основной текст 3 Знак" style:family="text">
      <style:text-properties fo:font-size="8pt" style:font-name-asian="Times New Roman2" style:font-family-asian="'Times New Roman', 'Times New Roman'" style:font-family-generic-asian="system" style:font-pitch-asian="variable" style:font-size-asian="8pt" style:font-name-complex="Times New Roman2" style:font-family-complex="'Times New Roman', 'Times New Roman'" style:font-family-generic-complex="system" style:font-pitch-complex="variable" style:font-size-complex="8pt"/>
    </style:style>
    <style:style style:name="Основной_20_шрифт_20_абзаца1" style:display-name="Основной шрифт абзаца1" style:family="text"/>
    <style:style style:name="s4" style:family="text"/>
    <style:style style:name="annotation_20_reference" style:display-name="annotation reference" style:family="text">
      <style:text-properties fo:font-size="8pt" style:font-size-asian="8pt" style:font-size-complex="8pt"/>
    </style:style>
    <style:style style:name="Тема_20_примечания_20_Знак" style:display-name="Тема примечания Знак" style:family="text" style:parent-style-name="Текст_20_примечания_20_Знак">
      <style:text-properties fo:font-size="10pt" fo:font-weight="bold" style:font-size-asian="10pt" style:font-weight-asian="bold" style:font-size-complex="10pt" style:font-weight-complex="bold"/>
    </style:style>
    <style:style style:name="Текст_20_примечания_20_Знак" style:display-name="Текст примечания Знак" style:family="text">
      <style:text-properties fo:font-size="10pt" style:font-size-asian="10pt" style:font-size-complex="10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size-complex="10pt" style:font-weight-complex="bold"/>
    </style:style>
    <style:style style:name="Comment_20_Text_20_Char" style:display-name="Comment Text Char" style:family="text">
      <style:text-properties fo:font-size="10pt" style:font-size-asian="10pt" style:font-size-complex="10pt"/>
    </style:style>
    <style:style style:name="ListLabel_20_1" style:display-name="ListLabel 1" style:family="text">
      <style:text-properties style:font-name-asian="Times New Roman3" style:font-family-asian="'Times New Roman'" style:font-family-generic-asian="system" style:font-pitch-asian="variable" style:font-name-complex="Times New Roman3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text:bullet-char="-">
        <style:list-level-properties text:list-level-position-and-space-mode="label-alignment">
          <style:list-level-label-alignment text:label-followed-by="listtab" fo:text-indent="-0.25in" fo:margin-left="3.8575in"/>
        </style:list-level-properties>
        <style:text-properties fo:font-family="'Times New Roman'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25in" fo:margin-left="4.3575in"/>
        </style:list-level-properties>
        <style:text-properties fo:font-family="'Courier New'"/>
      </text:list-level-style-bullet>
      <text:list-level-style-bullet text:level="3" text:style-name="ListLabel_20_3" text:bullet-char="▪">
        <style:list-level-properties text:list-level-position-and-space-mode="label-alignment">
          <style:list-level-label-alignment text:label-followed-by="listtab" fo:text-indent="-0.25in" fo:margin-left="4.8575in"/>
        </style:list-level-properties>
        <style:text-properties fo:font-family="'Noto Sans Symbols'"/>
      </text:list-level-style-bullet>
      <text:list-level-style-bullet text:level="4" text:style-name="ListLabel_20_4" text:bullet-char="●">
        <style:list-level-properties text:list-level-position-and-space-mode="label-alignment">
          <style:list-level-label-alignment text:label-followed-by="listtab" fo:text-indent="-0.25in" fo:margin-left="5.3575in"/>
        </style:list-level-properties>
        <style:text-properties fo:font-family="'Noto Sans Symbols'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fo:text-indent="-0.25in" fo:margin-left="5.8575in"/>
        </style:list-level-properties>
        <style:text-properties fo:font-family="'Courier New'"/>
      </text:list-level-style-bullet>
      <text:list-level-style-bullet text:level="6" text:style-name="ListLabel_20_6" text:bullet-char="▪">
        <style:list-level-properties text:list-level-position-and-space-mode="label-alignment">
          <style:list-level-label-alignment text:label-followed-by="listtab" fo:text-indent="-0.25in" fo:margin-left="6.3575in"/>
        </style:list-level-properties>
        <style:text-properties fo:font-family="'Noto Sans Symbols'"/>
      </text:list-level-style-bullet>
      <text:list-level-style-bullet text:level="7" text:style-name="ListLabel_20_7" text:bullet-char="●">
        <style:list-level-properties text:list-level-position-and-space-mode="label-alignment">
          <style:list-level-label-alignment text:label-followed-by="listtab" fo:text-indent="-0.25in" fo:margin-left="6.8575in"/>
        </style:list-level-properties>
        <style:text-properties fo:font-family="'Noto Sans Symbols'"/>
      </text:list-level-style-bullet>
      <text:list-level-style-bullet text:level="8" text:style-name="ListLabel_20_8" text:bullet-char="o">
        <style:list-level-properties text:list-level-position-and-space-mode="label-alignment">
          <style:list-level-label-alignment text:label-followed-by="listtab" fo:text-indent="-0.25in" fo:margin-left="7.3575in"/>
        </style:list-level-properties>
        <style:text-properties fo:font-family="'Courier New'"/>
      </text:list-level-style-bullet>
      <text:list-level-style-bullet text:level="9" text:style-name="ListLabel_20_9" text:bullet-char="▪">
        <style:list-level-properties text:list-level-position-and-space-mode="label-alignment">
          <style:list-level-label-alignment text:label-followed-by="listtab" fo:text-indent="-0.25in" fo:margin-left="7.8575in"/>
        </style:list-level-properties>
        <style:text-properties fo:font-family="'Noto Sans Symbols'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loext:graphic-properties draw:fill="none" draw:fill-color="#ffffff"/>
      <style:paragraph-properties fo:margin-left="0in" fo:margin-right="0in" fo:margin-top="0in" fo:margin-bottom="0in" loext:contextual-spacing="false" fo:line-height="100%" fo:text-align="end" style:justify-single-word="false" fo:keep-together="auto" fo:orphans="2" fo:widows="2" fo:text-indent="0in" style:auto-text-indent="false" fo:background-color="transparent" fo:padding="0in" fo:border="none" fo:keep-with-next="auto">
        <style:tab-stops>
          <style:tab-stop style:position="3.248in" style:type="center"/>
          <style:tab-stop style:position="6.4965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imes" fo:font-size="12pt" fo:font-style="normal" style:text-underline-style="none" fo:font-weight="normal" fo:background-color="transparent" style:font-name-asian="Times1" style:font-size-asian="12pt" style:font-style-asian="normal" style:font-weight-asian="normal" style:font-name-complex="Times1" style:font-size-complex="12pt"/>
    </style:style>
    <style:style style:name="MP2" style:family="paragraph" style:parent-style-name="Standard">
      <loext:graphic-properties draw:fill="none" draw:fill-color="#ffffff"/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background-color="transparent" fo:padding="0in" fo:border="none" fo:keep-with-next="auto">
        <style:tab-stops>
          <style:tab-stop style:position="6.6937in" style:type="right"/>
        </style:tab-stops>
      </style:paragraph-properties>
    </style:style>
    <style:style style:name="MP3" style:family="paragraph" style:parent-style-name="Standard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ackground-color="transparent" fo:padding="0in" fo:border="none" fo:keep-with-next="auto">
        <style:tab-stops>
          <style:tab-stop style:position="3.248in" style:type="center"/>
          <style:tab-stop style:position="6.4965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imes" fo:font-size="12pt" fo:font-style="normal" style:text-underline-style="none" fo:font-weight="normal" fo:background-color="transparent" style:font-name-asian="Times1" style:font-size-asian="12pt" style:font-style-asian="normal" style:font-weight-asian="normal" style:font-name-complex="Times1" style:font-size-complex="12pt"/>
    </style:style>
    <style:page-layout style:name="Mpm1">
      <style:page-layout-properties fo:page-width="8.2681in" fo:page-height="11.6929in" style:num-format="1" style:print-orientation="portrait" fo:margin-top="0.2953in" fo:margin-bottom="0.4925in" fo:margin-left="1.1811in" fo:margin-right="0.3937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>
        <style:header-footer-properties fo:min-height="0.2953in" fo:margin-left="0in" fo:margin-right="0in" fo:margin-top="0.2555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 text:c="5"/></text:p>
      </style:header>
      <style:footer>
        <text:p text:style-name="MP2"><text:page-number text:select-page="current">15</text:page-number></text:p>
        <text:p text:style-name="MP3"/>
      </style:footer>
    </style:master-page>
    <style:master-page style:name="First_20_Page" style:display-name="First Page" style:page-layout-name="Mpm1" style:next-style-name="Standard">
      <style:header>
        <text:p text:style-name="MP3"/>
      </style:header>
      <style:footer>
        <text:p text:style-name="MP3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9-26T14:02:00</meta:creation-date>
    <meta:initial-creator>SAP</meta:initial-creator>
    <dc:date>2020-12-25T23:13:56.873485368</dc:date>
    <meta:editing-duration>PT56M39S</meta:editing-duration>
    <meta:editing-cycles>16</meta:editing-cycles>
    <meta:generator>LibreOffice/6.4.6.2$Linux_X86_64 LibreOffice_project/40$Build-2</meta:generator>
    <meta:document-statistic meta:table-count="2" meta:image-count="0" meta:object-count="0" meta:page-count="15" meta:paragraph-count="376" meta:word-count="1901" meta:character-count="13837" meta:non-whitespace-character-count="9933"/>
    <meta:user-defined meta:name="KSOProductBuildVer">1049-9.1.0.5240</meta:user-defined>
  </office:meta>
</office:document-meta>
</file>